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0.9979in" style:rel-column-width="9361*"/>
    </style:style>
    <style:style style:name="Table4.C" style:family="table-column">
      <style:table-column-properties style:column-width="0.9979in" style:rel-column-width="9362*"/>
    </style:style>
    <style:style style:name="Table4.G" style:family="table-column">
      <style:table-column-properties style:column-width="0.9986in" style:rel-column-width="936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8e86a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fo:background-color="#afd09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3264in"/>
    </style:style>
    <style:style style:name="Table1.F" style:family="table-column">
      <style:table-column-properties style:column-width="1.9271in"/>
    </style:style>
    <style:style style:name="Table1.G" style:family="table-column">
      <style:table-column-properties style:column-width="0.6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1.625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" style:family="table-cell">
      <style:table-cell-properties fo:background-color="#b3cac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9" style:family="table-cell">
      <style:table-cell-properties fo:background-color="#afd09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12" style:family="table-row">
      <style:table-row-properties style:min-row-height="0.6868in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3" style:family="table-cell">
      <style:table-cell-properties fo:background-color="#dddddd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8" style:family="table-cell">
      <style:table-cell-properties fo:background-color="#b3cac7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54" style:family="table-row">
      <style:table-row-properties style:min-row-height="0.625in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0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5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6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2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1"/>
    </style:style>
    <style:style style:name="P11" style:family="paragraph" style:parent-style-name="Table_20_Contents">
      <style:text-properties style:font-name="Arial1" officeooo:rsid="0083e142" officeooo:paragraph-rsid="0083e142"/>
    </style:style>
    <style:style style:name="P12" style:family="paragraph" style:parent-style-name="Table_20_Contents">
      <style:text-properties style:font-name="Arial1" officeooo:rsid="007acbf0" officeooo:paragraph-rsid="007acbf0"/>
    </style:style>
    <style:style style:name="P13" style:family="paragraph" style:parent-style-name="Table_20_Contents">
      <style:text-properties style:font-name="Arial1" officeooo:rsid="00324d4a" officeooo:paragraph-rsid="00324d4a"/>
    </style:style>
    <style:style style:name="P14" style:family="paragraph" style:parent-style-name="Table_20_Contents">
      <style:text-properties style:font-name="Arial1" officeooo:rsid="00324d4a" officeooo:paragraph-rsid="00783d25"/>
    </style:style>
    <style:style style:name="P15" style:family="paragraph" style:parent-style-name="Table_20_Contents">
      <style:text-properties style:font-name="Arial1" officeooo:rsid="00324d4a" officeooo:paragraph-rsid="0127573f"/>
    </style:style>
    <style:style style:name="P16" style:family="paragraph" style:parent-style-name="Table_20_Contents">
      <style:text-properties style:font-name="Arial1" officeooo:rsid="007ee78e" officeooo:paragraph-rsid="007ee78e"/>
    </style:style>
    <style:style style:name="P17" style:family="paragraph" style:parent-style-name="Table_20_Contents">
      <style:text-properties style:font-name="Arial1" officeooo:rsid="00783d25" officeooo:paragraph-rsid="00783d25"/>
    </style:style>
    <style:style style:name="P18" style:family="paragraph" style:parent-style-name="Table_20_Contents">
      <style:text-properties style:font-name="Arial1" officeooo:paragraph-rsid="00324d4a"/>
    </style:style>
    <style:style style:name="P19" style:family="paragraph" style:parent-style-name="Table_20_Contents">
      <style:text-properties style:font-name="Arial1" officeooo:rsid="0076cbc3" officeooo:paragraph-rsid="0076cbc3"/>
    </style:style>
    <style:style style:name="P20" style:family="paragraph" style:parent-style-name="Table_20_Contents">
      <style:text-properties style:font-name="Arial1" officeooo:rsid="001f48b5" officeooo:paragraph-rsid="00324d4a"/>
    </style:style>
    <style:style style:name="P21" style:family="paragraph" style:parent-style-name="Table_20_Contents">
      <style:text-properties style:font-name="Arial1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rsid="001f48b5" officeooo:paragraph-rsid="001f48b5"/>
    </style:style>
    <style:style style:name="P23" style:family="paragraph" style:parent-style-name="Table_20_Contents">
      <style:text-properties style:font-name="Arial1" officeooo:rsid="001f48b5" officeooo:paragraph-rsid="006cbef9"/>
    </style:style>
    <style:style style:name="P24" style:family="paragraph" style:parent-style-name="Table_20_Contents">
      <style:text-properties style:font-name="Arial1" officeooo:rsid="001f48b5" officeooo:paragraph-rsid="006f41c1"/>
    </style:style>
    <style:style style:name="P25" style:family="paragraph" style:parent-style-name="Table_20_Contents">
      <style:text-properties style:font-name="Arial1" officeooo:rsid="001f48b5" officeooo:paragraph-rsid="002911d6"/>
    </style:style>
    <style:style style:name="P26" style:family="paragraph" style:parent-style-name="Table_20_Contents">
      <style:text-properties style:font-name="Arial1" officeooo:rsid="001f48b5" officeooo:paragraph-rsid="00293d6b"/>
    </style:style>
    <style:style style:name="P27" style:family="paragraph" style:parent-style-name="Table_20_Contents">
      <style:text-properties style:font-name="Arial1" officeooo:rsid="001f48b5" officeooo:paragraph-rsid="00470c0e"/>
    </style:style>
    <style:style style:name="P28" style:family="paragraph" style:parent-style-name="Table_20_Contents">
      <style:text-properties style:font-name="Arial1" officeooo:rsid="001f48b5" officeooo:paragraph-rsid="0092c8a4"/>
    </style:style>
    <style:style style:name="P29" style:family="paragraph" style:parent-style-name="Table_20_Contents">
      <style:text-properties style:font-name="Arial1" officeooo:rsid="001f48b5" officeooo:paragraph-rsid="003cbebd"/>
    </style:style>
    <style:style style:name="P30" style:family="paragraph" style:parent-style-name="Table_20_Contents">
      <style:text-properties style:font-name="Arial1" officeooo:rsid="001f48b5" officeooo:paragraph-rsid="003d2b69"/>
    </style:style>
    <style:style style:name="P31" style:family="paragraph" style:parent-style-name="Table_20_Contents">
      <style:text-properties style:font-name="Arial1" officeooo:rsid="001f48b5" officeooo:paragraph-rsid="003d829a"/>
    </style:style>
    <style:style style:name="P32" style:family="paragraph" style:parent-style-name="Table_20_Contents">
      <style:text-properties style:font-name="Arial1" officeooo:rsid="001f48b5" officeooo:paragraph-rsid="003ea774"/>
    </style:style>
    <style:style style:name="P33" style:family="paragraph" style:parent-style-name="Table_20_Contents">
      <style:text-properties style:font-name="Arial1" officeooo:rsid="001f48b5" officeooo:paragraph-rsid="004ce834"/>
    </style:style>
    <style:style style:name="P34" style:family="paragraph" style:parent-style-name="Table_20_Contents">
      <style:text-properties style:font-name="Arial1" officeooo:rsid="001f48b5" officeooo:paragraph-rsid="0050044a"/>
    </style:style>
    <style:style style:name="P35" style:family="paragraph" style:parent-style-name="Table_20_Contents">
      <style:text-properties style:font-name="Arial1" officeooo:rsid="001f48b5" officeooo:paragraph-rsid="00b78ac9"/>
    </style:style>
    <style:style style:name="P36" style:family="paragraph" style:parent-style-name="Table_20_Contents">
      <style:text-properties style:font-name="Arial1" officeooo:rsid="001f48b5" officeooo:paragraph-rsid="00b9e322"/>
    </style:style>
    <style:style style:name="P37" style:family="paragraph" style:parent-style-name="Table_20_Contents">
      <style:text-properties style:font-name="Arial1" officeooo:rsid="001f48b5" officeooo:paragraph-rsid="00c4688d"/>
    </style:style>
    <style:style style:name="P38" style:family="paragraph" style:parent-style-name="Table_20_Contents">
      <style:text-properties style:font-name="Arial1" officeooo:rsid="001f48b5" officeooo:paragraph-rsid="00e6aba5"/>
    </style:style>
    <style:style style:name="P39" style:family="paragraph" style:parent-style-name="Table_20_Contents">
      <style:text-properties style:font-name="Arial1" officeooo:rsid="001f48b5" officeooo:paragraph-rsid="00eb894a"/>
    </style:style>
    <style:style style:name="P40" style:family="paragraph" style:parent-style-name="Table_20_Contents">
      <style:text-properties style:font-name="Arial1" officeooo:rsid="001f48b5" officeooo:paragraph-rsid="014a873f"/>
    </style:style>
    <style:style style:name="P41" style:family="paragraph" style:parent-style-name="Table_20_Contents">
      <style:text-properties style:font-name="Arial1" officeooo:rsid="0023a78a" officeooo:paragraph-rsid="0023a78a"/>
    </style:style>
    <style:style style:name="P42" style:family="paragraph" style:parent-style-name="Table_20_Contents">
      <style:text-properties style:font-name="Arial1" officeooo:rsid="0023a78a" officeooo:paragraph-rsid="006f41c1"/>
    </style:style>
    <style:style style:name="P43" style:family="paragraph" style:parent-style-name="Table_20_Contents">
      <style:text-properties style:font-name="Arial1" officeooo:rsid="0048a2e1" officeooo:paragraph-rsid="004a7380"/>
    </style:style>
    <style:style style:name="P44" style:family="paragraph" style:parent-style-name="Table_20_Contents">
      <style:text-properties style:font-name="Arial1" officeooo:rsid="004a7380" officeooo:paragraph-rsid="00783d25"/>
    </style:style>
    <style:style style:name="P45" style:family="paragraph" style:parent-style-name="Table_20_Contents">
      <style:text-properties style:font-name="Arial1" officeooo:rsid="003b5d77" officeooo:paragraph-rsid="003b5d77"/>
    </style:style>
    <style:style style:name="P46" style:family="paragraph" style:parent-style-name="Table_20_Contents">
      <style:text-properties style:font-name="Arial1" officeooo:rsid="00219243" officeooo:paragraph-rsid="00219243"/>
    </style:style>
    <style:style style:name="P47" style:family="paragraph" style:parent-style-name="Table_20_Contents">
      <style:text-properties style:font-name="Arial1" officeooo:rsid="00219243" officeooo:paragraph-rsid="00aadc81"/>
    </style:style>
    <style:style style:name="P48" style:family="paragraph" style:parent-style-name="Table_20_Contents">
      <style:text-properties style:font-name="Arial1" officeooo:rsid="006979d1" officeooo:paragraph-rsid="006979d1"/>
    </style:style>
    <style:style style:name="P49" style:family="paragraph" style:parent-style-name="Table_20_Contents">
      <style:text-properties style:font-name="Arial1" officeooo:paragraph-rsid="006acdf8"/>
    </style:style>
    <style:style style:name="P50" style:family="paragraph" style:parent-style-name="Table_20_Contents">
      <style:text-properties style:font-name="Arial1" officeooo:rsid="00200ee0" officeooo:paragraph-rsid="00200ee0"/>
    </style:style>
    <style:style style:name="P51" style:family="paragraph" style:parent-style-name="Table_20_Contents">
      <style:text-properties style:font-name="Arial1" officeooo:rsid="00470c0e" officeooo:paragraph-rsid="00470c0e"/>
    </style:style>
    <style:style style:name="P52" style:family="paragraph" style:parent-style-name="Table_20_Contents">
      <style:text-properties style:font-name="Arial1" officeooo:rsid="00470c0e" officeooo:paragraph-rsid="0127573f"/>
    </style:style>
    <style:style style:name="P53" style:family="paragraph" style:parent-style-name="Table_20_Contents">
      <style:text-properties style:font-name="Arial1" officeooo:paragraph-rsid="00219243"/>
    </style:style>
    <style:style style:name="P54" style:family="paragraph" style:parent-style-name="Table_20_Contents">
      <style:text-properties style:font-name="Arial1" officeooo:paragraph-rsid="001f48b5"/>
    </style:style>
    <style:style style:name="P55" style:family="paragraph" style:parent-style-name="Table_20_Contents">
      <style:text-properties style:font-name="Arial1" officeooo:rsid="00a4e392" officeooo:paragraph-rsid="00a4e392"/>
    </style:style>
    <style:style style:name="P56" style:family="paragraph" style:parent-style-name="Table_20_Contents">
      <style:text-properties style:font-name="Arial1" officeooo:rsid="002911d6" officeooo:paragraph-rsid="002911d6"/>
    </style:style>
    <style:style style:name="P57" style:family="paragraph" style:parent-style-name="Table_20_Contents">
      <style:text-properties style:font-name="Arial1" officeooo:rsid="002911a9" officeooo:paragraph-rsid="002911a9"/>
    </style:style>
    <style:style style:name="P58" style:family="paragraph" style:parent-style-name="Table_20_Contents">
      <style:text-properties style:font-name="Arial1" officeooo:rsid="002bc3f7" officeooo:paragraph-rsid="002bc3f7"/>
    </style:style>
    <style:style style:name="P59" style:family="paragraph" style:parent-style-name="Table_20_Contents">
      <style:text-properties style:font-name="Arial1" officeooo:rsid="00438109" officeooo:paragraph-rsid="00438109"/>
    </style:style>
    <style:style style:name="P60" style:family="paragraph" style:parent-style-name="Table_20_Contents">
      <style:text-properties style:font-name="Arial1" officeooo:rsid="009ff431" officeooo:paragraph-rsid="009ff431"/>
    </style:style>
    <style:style style:name="P61" style:family="paragraph" style:parent-style-name="Table_20_Contents">
      <style:text-properties style:font-name="Arial1" officeooo:rsid="003e2c0a" officeooo:paragraph-rsid="003e2c0a"/>
    </style:style>
    <style:style style:name="P62" style:family="paragraph" style:parent-style-name="Table_20_Contents">
      <style:text-properties style:font-name="Arial1" officeooo:rsid="0042eef9" officeooo:paragraph-rsid="0042eef9"/>
    </style:style>
    <style:style style:name="P63" style:family="paragraph" style:parent-style-name="Table_20_Contents">
      <style:text-properties style:font-name="Arial1" officeooo:rsid="00404937" officeooo:paragraph-rsid="00404937"/>
    </style:style>
    <style:style style:name="P64" style:family="paragraph" style:parent-style-name="Table_20_Contents">
      <style:text-properties style:font-name="Arial1" officeooo:rsid="004dc6f7" officeooo:paragraph-rsid="004dc6f7"/>
    </style:style>
    <style:style style:name="P65" style:family="paragraph" style:parent-style-name="Table_20_Contents">
      <style:text-properties style:font-name="Arial1" officeooo:paragraph-rsid="00a9159b"/>
    </style:style>
    <style:style style:name="P66" style:family="paragraph" style:parent-style-name="Table_20_Contents">
      <style:text-properties style:font-name="Arial1" officeooo:rsid="004f5dee" officeooo:paragraph-rsid="004f5dee"/>
    </style:style>
    <style:style style:name="P67" style:family="paragraph" style:parent-style-name="Table_20_Contents">
      <style:text-properties style:font-name="Arial1" officeooo:rsid="0054cc4b" officeooo:paragraph-rsid="0054cc4b"/>
    </style:style>
    <style:style style:name="P68" style:family="paragraph" style:parent-style-name="Table_20_Contents">
      <style:text-properties style:font-name="Arial1" officeooo:rsid="009c5d48" officeooo:paragraph-rsid="009c5d48"/>
    </style:style>
    <style:style style:name="P69" style:family="paragraph" style:parent-style-name="Table_20_Contents">
      <style:text-properties style:font-name="Arial1" officeooo:rsid="005660fa" officeooo:paragraph-rsid="005660fa"/>
    </style:style>
    <style:style style:name="P70" style:family="paragraph" style:parent-style-name="Table_20_Contents">
      <style:text-properties style:font-name="Arial1" officeooo:rsid="005194e7" officeooo:paragraph-rsid="005194e7"/>
    </style:style>
    <style:style style:name="P71" style:family="paragraph" style:parent-style-name="Table_20_Contents">
      <style:text-properties style:font-name="Arial1" officeooo:rsid="0099e80e" officeooo:paragraph-rsid="0099e80e"/>
    </style:style>
    <style:style style:name="P72" style:family="paragraph" style:parent-style-name="Table_20_Contents">
      <style:paragraph-properties fo:text-align="start" style:justify-single-word="false"/>
      <style:text-properties style:font-name="Arial1"/>
    </style:style>
    <style:style style:name="P73" style:family="paragraph" style:parent-style-name="Table_20_Contents">
      <style:text-properties style:font-name="Arial1" officeooo:rsid="0055fe53" officeooo:paragraph-rsid="0055fe53"/>
    </style:style>
    <style:style style:name="P74" style:family="paragraph" style:parent-style-name="Table_20_Contents">
      <style:text-properties style:font-name="Arial1" officeooo:rsid="005ee2d9" officeooo:paragraph-rsid="005ee2d9"/>
    </style:style>
    <style:style style:name="P75" style:family="paragraph" style:parent-style-name="Table_20_Contents">
      <style:text-properties style:font-name="Arial1" officeooo:rsid="00620be9" officeooo:paragraph-rsid="00620be9"/>
    </style:style>
    <style:style style:name="P76" style:family="paragraph" style:parent-style-name="Table_20_Contents">
      <style:paragraph-properties fo:text-align="start" style:justify-single-word="false"/>
      <style:text-properties style:font-name="Arial1" officeooo:rsid="00254d93" officeooo:paragraph-rsid="00254d93"/>
    </style:style>
    <style:style style:name="P77" style:family="paragraph" style:parent-style-name="Table_20_Contents">
      <style:text-properties style:font-name="Arial1" officeooo:rsid="0097009d" officeooo:paragraph-rsid="0097009d"/>
    </style:style>
    <style:style style:name="P78" style:family="paragraph" style:parent-style-name="Table_20_Contents">
      <style:text-properties style:font-name="Arial1" officeooo:rsid="00255b34" officeooo:paragraph-rsid="00255b34"/>
    </style:style>
    <style:style style:name="P79" style:family="paragraph" style:parent-style-name="Table_20_Contents">
      <style:text-properties style:font-name="Arial1" officeooo:rsid="00b7ebce" officeooo:paragraph-rsid="00b7ebce"/>
    </style:style>
    <style:style style:name="P80" style:family="paragraph" style:parent-style-name="Table_20_Contents">
      <style:text-properties style:font-name="Arial1" officeooo:rsid="00b8e2b8" officeooo:paragraph-rsid="00b8e2b8"/>
    </style:style>
    <style:style style:name="P81" style:family="paragraph" style:parent-style-name="Table_20_Contents">
      <style:text-properties style:font-name="Arial1" officeooo:rsid="00c36f8a" officeooo:paragraph-rsid="00c36f8a"/>
    </style:style>
    <style:style style:name="P82" style:family="paragraph" style:parent-style-name="Table_20_Contents">
      <style:text-properties style:font-name="Arial1" officeooo:rsid="00c4db19" officeooo:paragraph-rsid="00c4db19"/>
    </style:style>
    <style:style style:name="P83" style:family="paragraph" style:parent-style-name="Table_20_Contents">
      <style:text-properties style:font-name="Arial1" officeooo:paragraph-rsid="006f41c1"/>
    </style:style>
    <style:style style:name="P84" style:family="paragraph" style:parent-style-name="Table_20_Contents">
      <style:text-properties style:font-name="Arial1" officeooo:rsid="00d5415a" officeooo:paragraph-rsid="00d5415a"/>
    </style:style>
    <style:style style:name="P85" style:family="paragraph" style:parent-style-name="Table_20_Contents">
      <style:text-properties style:font-name="Arial1" officeooo:rsid="00d75d56" officeooo:paragraph-rsid="00d75d56"/>
    </style:style>
    <style:style style:name="P86" style:family="paragraph" style:parent-style-name="Table_20_Contents">
      <style:text-properties style:font-name="Arial1" officeooo:rsid="00d8b69f" officeooo:paragraph-rsid="00d8b69f"/>
    </style:style>
    <style:style style:name="P87" style:family="paragraph" style:parent-style-name="Table_20_Contents">
      <style:text-properties style:font-name="Arial1" officeooo:rsid="00e27dee" officeooo:paragraph-rsid="00e27dee"/>
    </style:style>
    <style:style style:name="P88" style:family="paragraph" style:parent-style-name="Table_20_Contents">
      <style:text-properties style:font-name="Arial1" officeooo:paragraph-rsid="00f2c156"/>
    </style:style>
    <style:style style:name="P89" style:family="paragraph" style:parent-style-name="Table_20_Contents">
      <style:text-properties style:font-name="Arial1" officeooo:rsid="00f1738f" officeooo:paragraph-rsid="00f1738f"/>
    </style:style>
    <style:style style:name="P90" style:family="paragraph" style:parent-style-name="Table_20_Contents">
      <style:text-properties style:font-name="Arial1" officeooo:rsid="00f1738f" officeooo:paragraph-rsid="00f2c156"/>
    </style:style>
    <style:style style:name="P91" style:family="paragraph" style:parent-style-name="Table_20_Contents">
      <style:text-properties style:font-name="Arial1" officeooo:rsid="00e6aba5" officeooo:paragraph-rsid="00e6aba5"/>
    </style:style>
    <style:style style:name="P92" style:family="paragraph" style:parent-style-name="Table_20_Contents">
      <style:text-properties style:font-name="Arial1" officeooo:rsid="00c73228"/>
    </style:style>
    <style:style style:name="P93" style:family="paragraph" style:parent-style-name="Table_20_Contents">
      <style:text-properties style:font-name="Arial1" officeooo:rsid="00fe92b4" officeooo:paragraph-rsid="00fe92b4"/>
    </style:style>
    <style:style style:name="P94" style:family="paragraph" style:parent-style-name="Table_20_Contents">
      <style:text-properties style:font-name="Arial1" officeooo:rsid="00fe92b4" officeooo:paragraph-rsid="00ffe105"/>
    </style:style>
    <style:style style:name="P95" style:family="paragraph" style:parent-style-name="Table_20_Contents">
      <style:text-properties style:font-name="Arial1" officeooo:rsid="011b0ff6" officeooo:paragraph-rsid="011b0ff6"/>
    </style:style>
    <style:style style:name="P96" style:family="paragraph" style:parent-style-name="Table_20_Contents">
      <style:text-properties style:font-name="Arial1" officeooo:rsid="01181b8f" officeooo:paragraph-rsid="01181b8f"/>
    </style:style>
    <style:style style:name="P97" style:family="paragraph" style:parent-style-name="Table_20_Contents">
      <style:text-properties style:font-name="Arial1" officeooo:rsid="0117d14c" officeooo:paragraph-rsid="0117d14c"/>
    </style:style>
    <style:style style:name="P98" style:family="paragraph" style:parent-style-name="Table_20_Contents">
      <style:text-properties style:font-name="Arial1" officeooo:rsid="011ca558" officeooo:paragraph-rsid="011ca558"/>
    </style:style>
    <style:style style:name="P99" style:family="paragraph" style:parent-style-name="Table_20_Contents">
      <style:text-properties style:font-name="Arial1" officeooo:rsid="0127573f" officeooo:paragraph-rsid="0127573f"/>
    </style:style>
    <style:style style:name="P100" style:family="paragraph" style:parent-style-name="Table_20_Contents">
      <style:text-properties style:font-name="Arial1" officeooo:rsid="012d019c" officeooo:paragraph-rsid="012d019c"/>
    </style:style>
    <style:style style:name="P101" style:family="paragraph" style:parent-style-name="Table_20_Contents">
      <style:text-properties style:font-name="Arial1" officeooo:paragraph-rsid="0076cbc3"/>
    </style:style>
    <style:style style:name="P102" style:family="paragraph" style:parent-style-name="Table_20_Contents">
      <style:text-properties style:font-name="Arial1" officeooo:paragraph-rsid="013b8b39"/>
    </style:style>
    <style:style style:name="P103" style:family="paragraph" style:parent-style-name="Table_20_Contents">
      <style:text-properties style:font-name="Arial1" officeooo:rsid="013dc6db" officeooo:paragraph-rsid="013dc6db"/>
    </style:style>
    <style:style style:name="P104" style:family="paragraph" style:parent-style-name="Table_20_Contents">
      <style:text-properties style:font-name="Arial1" officeooo:rsid="013dc6db" officeooo:paragraph-rsid="0143ff1a"/>
    </style:style>
    <style:style style:name="P105" style:family="paragraph" style:parent-style-name="Table_20_Contents">
      <style:text-properties style:font-name="Arial1" officeooo:rsid="013dc6db" officeooo:paragraph-rsid="0145f01c"/>
    </style:style>
    <style:style style:name="P106" style:family="paragraph" style:parent-style-name="Table_20_Contents">
      <style:text-properties style:font-name="Arial1" officeooo:rsid="013dc6db" officeooo:paragraph-rsid="01460044"/>
    </style:style>
    <style:style style:name="P107" style:family="paragraph" style:parent-style-name="Table_20_Contents">
      <style:text-properties style:font-name="Arial1" officeooo:rsid="013dc6db" officeooo:paragraph-rsid="0147d4e2"/>
    </style:style>
    <style:style style:name="P108" style:family="paragraph" style:parent-style-name="Table_20_Contents">
      <style:text-properties style:font-name="Arial1" officeooo:paragraph-rsid="0149c3d1"/>
    </style:style>
    <style:style style:name="P109" style:family="paragraph" style:parent-style-name="Table_20_Contents">
      <style:text-properties style:font-name="Arial1" officeooo:paragraph-rsid="0149e71e"/>
    </style:style>
    <style:style style:name="P110" style:family="paragraph" style:parent-style-name="Table_20_Contents">
      <style:text-properties style:font-name="Arial1" officeooo:rsid="014bf036" officeooo:paragraph-rsid="014bf036"/>
    </style:style>
    <style:style style:name="P111" style:family="paragraph" style:parent-style-name="Table_20_Contents">
      <style:text-properties fo:color="#000000" style:font-name="Arial1" officeooo:rsid="00a4e392" officeooo:paragraph-rsid="00a4e392"/>
    </style:style>
    <style:style style:name="P112" style:family="paragraph" style:parent-style-name="Table_20_Contents">
      <style:text-properties fo:color="#000000" style:font-name="Arial1" officeooo:rsid="003cbebd" officeooo:paragraph-rsid="003ea774"/>
    </style:style>
    <style:style style:name="P113" style:family="paragraph" style:parent-style-name="Table_20_Contents">
      <style:text-properties fo:color="#000000" style:font-name="Arial1" officeooo:rsid="0083e142" officeooo:paragraph-rsid="0083e142"/>
    </style:style>
    <style:style style:name="P114" style:family="paragraph" style:parent-style-name="Table_20_Contents">
      <style:text-properties fo:color="#000000" style:font-name="Arial1" officeooo:rsid="0083e142" officeooo:paragraph-rsid="014d4909"/>
    </style:style>
    <style:style style:name="P115" style:family="paragraph" style:parent-style-name="Table_20_Contents">
      <style:text-properties fo:color="#000000" style:font-name="Arial1" officeooo:rsid="00c36f8a" officeooo:paragraph-rsid="00c36f8a"/>
    </style:style>
    <style:style style:name="P116" style:family="paragraph" style:parent-style-name="Table_20_Contents">
      <style:text-properties fo:color="#000000" style:font-name="Arial1" officeooo:rsid="00acf253" officeooo:paragraph-rsid="00acf253"/>
    </style:style>
    <style:style style:name="P117" style:family="paragraph" style:parent-style-name="Table_20_Contents">
      <style:text-properties fo:color="#000000" style:font-name="Arial1" officeooo:rsid="00acf253" officeooo:paragraph-rsid="0117d14c"/>
    </style:style>
    <style:style style:name="P118" style:family="paragraph" style:parent-style-name="Table_20_Contents">
      <style:text-properties fo:color="#000000" style:font-name="Arial1" officeooo:rsid="00d75d56" officeooo:paragraph-rsid="00d75d56"/>
    </style:style>
    <style:style style:name="P119" style:family="paragraph" style:parent-style-name="Table_20_Contents">
      <style:text-properties fo:color="#000000" style:font-name="Arial1" officeooo:rsid="00d75d56" officeooo:paragraph-rsid="00f1738f"/>
    </style:style>
    <style:style style:name="P120" style:family="paragraph" style:parent-style-name="Table_20_Contents">
      <style:text-properties fo:color="#000000" style:font-name="Arial1" officeooo:rsid="00d75d56" officeooo:paragraph-rsid="011a80f3"/>
    </style:style>
    <style:style style:name="P121" style:family="paragraph" style:parent-style-name="Table_20_Contents">
      <style:text-properties fo:color="#000000" style:font-name="Arial1" officeooo:rsid="00eef3e4" officeooo:paragraph-rsid="00eef3e4"/>
    </style:style>
    <style:style style:name="P122" style:family="paragraph" style:parent-style-name="Table_20_Contents">
      <style:text-properties fo:color="#000000" style:font-name="Arial1" officeooo:rsid="00eef3e4" officeooo:paragraph-rsid="01181b8f"/>
    </style:style>
    <style:style style:name="P123" style:family="paragraph" style:parent-style-name="Table_20_Contents">
      <style:text-properties fo:color="#000000" style:font-name="Arial1" officeooo:rsid="00f30a5d" officeooo:paragraph-rsid="00f30a5d"/>
    </style:style>
    <style:style style:name="P124" style:family="paragraph" style:parent-style-name="Table_20_Contents">
      <style:text-properties fo:color="#000000" style:font-name="Arial1" officeooo:rsid="00f80c38" officeooo:paragraph-rsid="00f80c38"/>
    </style:style>
    <style:style style:name="P125" style:family="paragraph" style:parent-style-name="Table_20_Contents">
      <style:text-properties fo:color="#000000" style:font-name="Arial1" officeooo:rsid="011ca558" officeooo:paragraph-rsid="011ca558"/>
    </style:style>
    <style:style style:name="P126" style:family="paragraph" style:parent-style-name="Table_20_Contents">
      <style:text-properties fo:color="#000000" style:font-name="Arial1" officeooo:rsid="011fb20f" officeooo:paragraph-rsid="012256ab"/>
    </style:style>
    <style:style style:name="P127" style:family="paragraph" style:parent-style-name="Table_20_Contents">
      <style:text-properties fo:color="#000000" style:font-name="Arial1" officeooo:rsid="0127573f" officeooo:paragraph-rsid="0127573f"/>
    </style:style>
    <style:style style:name="P128" style:family="paragraph" style:parent-style-name="Table_20_Contents">
      <style:text-properties fo:color="#000000" style:font-name="Arial1" officeooo:rsid="0127573f" officeooo:paragraph-rsid="01302aef"/>
    </style:style>
    <style:style style:name="P129" style:family="paragraph" style:parent-style-name="Table_20_Contents">
      <style:text-properties fo:color="#000000" style:font-name="Arial1" officeooo:rsid="0127573f" officeooo:paragraph-rsid="01291ef9"/>
    </style:style>
    <style:style style:name="P130" style:family="paragraph" style:parent-style-name="Table_20_Contents">
      <style:text-properties fo:color="#000000" style:font-name="Arial1" officeooo:rsid="0127573f" officeooo:paragraph-rsid="012d019c"/>
    </style:style>
    <style:style style:name="P131" style:family="paragraph" style:parent-style-name="Table_20_Contents">
      <style:text-properties fo:color="#000000" style:font-name="Arial1" officeooo:rsid="0127573f" officeooo:paragraph-rsid="0129d5b7"/>
    </style:style>
    <style:style style:name="P132" style:family="paragraph" style:parent-style-name="Table_20_Contents">
      <style:text-properties fo:color="#000000" style:font-name="Arial1" officeooo:rsid="0127573f" officeooo:paragraph-rsid="012b9dca"/>
    </style:style>
    <style:style style:name="P133" style:family="paragraph" style:parent-style-name="Table_20_Contents">
      <style:text-properties fo:color="#000000" style:font-name="Arial1" officeooo:rsid="01291ef9" officeooo:paragraph-rsid="01291ef9"/>
    </style:style>
    <style:style style:name="P134" style:family="paragraph" style:parent-style-name="Table_20_Contents">
      <style:text-properties fo:color="#000000" style:font-name="Arial1" officeooo:rsid="012c81ec" officeooo:paragraph-rsid="012c81ec"/>
    </style:style>
    <style:style style:name="P135" style:family="paragraph" style:parent-style-name="Table_20_Contents">
      <style:text-properties fo:color="#000000" style:font-name="Arial1" officeooo:rsid="012c81ec" officeooo:paragraph-rsid="012d019c"/>
    </style:style>
    <style:style style:name="P136" style:family="paragraph" style:parent-style-name="Table_20_Contents">
      <style:text-properties fo:color="#000000" style:font-name="Arial1" officeooo:rsid="012e5c58" officeooo:paragraph-rsid="012e5c58"/>
    </style:style>
    <style:style style:name="P137" style:family="paragraph" style:parent-style-name="Table_20_Contents">
      <style:text-properties fo:color="#000000" style:font-name="Arial1" style:text-underline-style="none" officeooo:rsid="0127573f" officeooo:paragraph-rsid="01291ef9"/>
    </style:style>
    <style:style style:name="P138" style:family="paragraph" style:parent-style-name="Table_20_Contents">
      <style:text-properties style:text-line-through-style="solid" style:text-line-through-type="single" style:font-name="Arial1" officeooo:rsid="004dc6f7" officeooo:paragraph-rsid="004dc6f7"/>
    </style:style>
    <style:style style:name="P139" style:family="paragraph" style:parent-style-name="Table_20_Contents">
      <style:text-properties officeooo:paragraph-rsid="001f48b5"/>
    </style:style>
    <style:style style:name="P140" style:family="paragraph" style:parent-style-name="Table_20_Contents">
      <style:text-properties officeooo:paragraph-rsid="0099e74b"/>
    </style:style>
    <style:style style:name="P141" style:family="paragraph" style:parent-style-name="Table_20_Contents">
      <style:text-properties officeooo:paragraph-rsid="00cb4113"/>
    </style:style>
    <style:style style:name="P142" style:family="paragraph" style:parent-style-name="Table_20_Contents">
      <style:text-properties officeooo:paragraph-rsid="00cdfc36"/>
    </style:style>
    <style:style style:name="P143" style:family="paragraph" style:parent-style-name="Table_20_Contents">
      <style:text-properties officeooo:paragraph-rsid="00c8deb2"/>
    </style:style>
    <style:style style:name="P144" style:family="paragraph" style:parent-style-name="Table_20_Contents">
      <style:text-properties officeooo:paragraph-rsid="00ddaf44"/>
    </style:style>
    <style:style style:name="P145" style:family="paragraph" style:parent-style-name="Table_20_Contents">
      <style:text-properties officeooo:paragraph-rsid="00de4571"/>
    </style:style>
    <style:style style:name="P146" style:family="paragraph" style:parent-style-name="Table_20_Contents">
      <style:text-properties officeooo:paragraph-rsid="00df1ad6"/>
    </style:style>
    <style:style style:name="P147" style:family="paragraph" style:parent-style-name="Table_20_Contents">
      <style:text-properties officeooo:paragraph-rsid="00e086f6"/>
    </style:style>
    <style:style style:name="P148" style:family="paragraph" style:parent-style-name="Table_20_Contents">
      <style:text-properties officeooo:paragraph-rsid="00e0fd50"/>
    </style:style>
    <style:style style:name="P149" style:family="paragraph" style:parent-style-name="Table_20_Contents">
      <style:text-properties officeooo:paragraph-rsid="00e1a824"/>
    </style:style>
    <style:style style:name="P150" style:family="paragraph" style:parent-style-name="Table_20_Contents">
      <style:text-properties officeooo:paragraph-rsid="00e52b05"/>
    </style:style>
    <style:style style:name="P151" style:family="paragraph" style:parent-style-name="Table_20_Contents">
      <style:text-properties officeooo:paragraph-rsid="00e6aba5"/>
    </style:style>
    <style:style style:name="P152" style:family="paragraph" style:parent-style-name="Table_20_Contents">
      <style:text-properties officeooo:rsid="00e6aba5" officeooo:paragraph-rsid="00e6aba5"/>
    </style:style>
    <style:style style:name="P153" style:family="paragraph" style:parent-style-name="Table_20_Contents">
      <style:text-properties officeooo:paragraph-rsid="00e7dd3f"/>
    </style:style>
    <style:style style:name="P154" style:family="paragraph" style:parent-style-name="Table_20_Contents">
      <style:text-properties officeooo:paragraph-rsid="00b9e322"/>
    </style:style>
    <style:style style:name="P155" style:family="paragraph" style:parent-style-name="Table_20_Contents">
      <style:text-properties officeooo:paragraph-rsid="00eba62b"/>
    </style:style>
    <style:style style:name="P156" style:family="paragraph" style:parent-style-name="Table_20_Contents">
      <style:text-properties officeooo:paragraph-rsid="00eca34a"/>
    </style:style>
    <style:style style:name="P157" style:family="paragraph" style:parent-style-name="Table_20_Contents">
      <style:text-properties officeooo:paragraph-rsid="003ea774"/>
    </style:style>
    <style:style style:name="P158" style:family="paragraph" style:parent-style-name="Table_20_Contents">
      <style:text-properties officeooo:paragraph-rsid="00f7526f"/>
    </style:style>
    <style:style style:name="P159" style:family="paragraph" style:parent-style-name="Table_20_Contents">
      <style:text-properties officeooo:paragraph-rsid="00faac7e"/>
    </style:style>
    <style:style style:name="P160" style:family="paragraph" style:parent-style-name="Table_20_Contents">
      <style:text-properties officeooo:paragraph-rsid="0076cbc3"/>
    </style:style>
    <style:style style:name="P161" style:family="paragraph" style:parent-style-name="Table_20_Contents">
      <style:text-properties officeooo:paragraph-rsid="011ca558"/>
    </style:style>
    <style:style style:name="P162" style:family="paragraph" style:parent-style-name="Table_20_Contents">
      <style:text-properties officeooo:paragraph-rsid="0117d14c"/>
    </style:style>
    <style:style style:name="P163" style:family="paragraph" style:parent-style-name="Table_20_Contents">
      <style:text-properties officeooo:paragraph-rsid="012d019c"/>
    </style:style>
    <style:style style:name="P164" style:family="paragraph" style:parent-style-name="Table_20_Contents">
      <style:text-properties officeooo:paragraph-rsid="0131f62a"/>
    </style:style>
    <style:style style:name="P165" style:family="paragraph" style:parent-style-name="Table_20_Contents">
      <style:text-properties officeooo:paragraph-rsid="013b8b39"/>
    </style:style>
    <style:style style:name="P166" style:family="paragraph" style:parent-style-name="Table_20_Contents">
      <style:text-properties officeooo:paragraph-rsid="012e5c58"/>
    </style:style>
    <style:style style:name="P167" style:family="paragraph" style:parent-style-name="Table_20_Contents">
      <style:text-properties officeooo:paragraph-rsid="014217e9"/>
    </style:style>
    <style:style style:name="P168" style:family="paragraph" style:parent-style-name="Table_20_Contents">
      <style:text-properties officeooo:paragraph-rsid="0143ff1a"/>
    </style:style>
    <style:style style:name="P169" style:family="paragraph" style:parent-style-name="Table_20_Contents">
      <style:text-properties officeooo:paragraph-rsid="0145f01c"/>
    </style:style>
    <style:style style:name="P170" style:family="paragraph" style:parent-style-name="Table_20_Contents">
      <style:text-properties officeooo:paragraph-rsid="01460044"/>
    </style:style>
    <style:style style:name="P171" style:family="paragraph" style:parent-style-name="Table_20_Contents">
      <style:text-properties officeooo:paragraph-rsid="0147d4e2"/>
    </style:style>
    <style:style style:name="P172" style:family="paragraph" style:parent-style-name="Table_20_Contents">
      <style:text-properties officeooo:paragraph-rsid="01263ff6"/>
    </style:style>
    <style:style style:name="P173" style:family="paragraph" style:parent-style-name="Table_20_Contents">
      <style:text-properties officeooo:paragraph-rsid="01181b8f"/>
    </style:style>
    <style:style style:name="P174" style:family="paragraph" style:parent-style-name="Text_20_body">
      <style:text-properties officeooo:rsid="0087d347" officeooo:paragraph-rsid="0087d347"/>
    </style:style>
    <style:style style:name="P175" style:family="paragraph" style:parent-style-name="Text_20_body">
      <style:text-properties officeooo:rsid="0087d347" officeooo:paragraph-rsid="00880bf6"/>
    </style:style>
    <style:style style:name="P176" style:family="paragraph" style:parent-style-name="Text_20_body">
      <style:text-properties style:font-name="Arial1"/>
    </style:style>
    <style:style style:name="P177" style:family="paragraph" style:parent-style-name="Text_20_body">
      <style:text-properties style:font-name="Arial1" officeooo:rsid="001f48b5" officeooo:paragraph-rsid="00cdfc36"/>
    </style:style>
    <style:style style:name="P178" style:family="paragraph" style:parent-style-name="Text_20_body">
      <style:text-properties style:font-name="Arial1" officeooo:rsid="001f48b5" officeooo:paragraph-rsid="00d1bc3d"/>
    </style:style>
    <style:style style:name="P179" style:family="paragraph" style:parent-style-name="Text_20_body">
      <style:text-properties style:font-name="Arial1" officeooo:rsid="001f48b5" officeooo:paragraph-rsid="011084e5"/>
    </style:style>
    <style:style style:name="P180" style:family="paragraph" style:parent-style-name="Text_20_body">
      <style:text-properties style:font-name="Arial1" officeooo:rsid="001f48b5" officeooo:paragraph-rsid="01181b8f"/>
    </style:style>
    <style:style style:name="P181" style:family="paragraph" style:parent-style-name="Text_20_body">
      <style:text-properties style:font-name="Arial1" officeooo:rsid="001f48b5" officeooo:paragraph-rsid="0126cfc5"/>
    </style:style>
    <style:style style:name="P182" style:family="paragraph" style:parent-style-name="Text_20_body">
      <style:text-properties style:font-name="Arial1" officeooo:rsid="011b0ff6" officeooo:paragraph-rsid="011b0ff6"/>
    </style:style>
    <style:style style:name="P183" style:family="paragraph" style:parent-style-name="Text_20_body">
      <style:text-properties officeooo:paragraph-rsid="00cfeb91"/>
    </style:style>
    <style:style style:name="P184" style:family="paragraph" style:parent-style-name="Text_20_body">
      <style:text-properties officeooo:paragraph-rsid="011b0ff6"/>
    </style:style>
    <style:style style:name="P185" style:family="paragraph" style:parent-style-name="Text_20_body">
      <style:text-properties style:font-name="Arial" officeooo:rsid="0131f62a" officeooo:paragraph-rsid="0131f62a"/>
    </style:style>
    <style:style style:name="P186" style:family="paragraph" style:parent-style-name="Title">
      <style:text-properties officeooo:paragraph-rsid="008c4607"/>
    </style:style>
    <style:style style:name="P187" style:family="paragraph" style:parent-style-name="Preformatted_20_Text">
      <style:text-properties style:font-name="Arial1" fo:font-size="12pt" fo:language="en" fo:country="US" officeooo:rsid="00c36f8a" officeooo:paragraph-rsid="00c36f8a" style:font-size-asian="12pt" style:font-size-complex="12pt"/>
    </style:style>
    <style:style style:name="P188" style:family="paragraph" style:parent-style-name="Preformatted_20_Text">
      <style:text-properties style:font-name="Arial1" fo:language="en" fo:country="US" officeooo:rsid="0117656b" officeooo:paragraph-rsid="0117656b"/>
    </style:style>
    <style:style style:name="P189" style:family="paragraph" style:parent-style-name="Preformatted_20_Text">
      <style:text-properties fo:color="#000000" style:font-name="Arial1" fo:font-size="12pt" fo:language="en" fo:country="US" officeooo:rsid="00c36f8a" officeooo:paragraph-rsid="00c36f8a" style:font-size-asian="12pt" style:font-size-complex="12pt"/>
    </style:style>
    <style:style style:name="P190" style:family="paragraph" style:parent-style-name="Preformatted_20_Text">
      <style:text-properties fo:color="#000000" style:font-name="Arial1" fo:font-size="12pt" fo:language="en" fo:country="US" officeooo:rsid="00c36f8a" officeooo:paragraph-rsid="00e27dee" style:font-size-asian="12pt" style:font-size-complex="12pt"/>
    </style:style>
    <style:style style:name="P191" style:family="paragraph" style:parent-style-name="Preformatted_20_Text">
      <style:text-properties fo:color="#000000" style:font-name="Arial1" fo:font-size="12pt" fo:language="en" fo:country="US" officeooo:rsid="00c36f8a" officeooo:paragraph-rsid="00f5758b" style:font-size-asian="12pt" style:font-size-complex="12pt"/>
    </style:style>
    <style:style style:name="P192" style:family="paragraph" style:parent-style-name="Preformatted_20_Text">
      <style:text-properties fo:color="#000000" style:font-name="Arial1" fo:font-size="12pt" fo:language="en" fo:country="US" officeooo:rsid="00c36f8a" officeooo:paragraph-rsid="012d019c" style:font-size-asian="12pt" style:font-size-complex="12pt"/>
    </style:style>
    <style:style style:name="P193" style:family="paragraph" style:parent-style-name="Preformatted_20_Text">
      <style:text-properties fo:color="#000000" style:font-name="Arial1" fo:font-size="12pt" fo:language="en" fo:country="US" officeooo:rsid="00c36f8a" officeooo:paragraph-rsid="012e5c58" style:font-size-asian="12pt" style:font-size-complex="12pt"/>
    </style:style>
    <style:style style:name="P194" style:family="paragraph" style:parent-style-name="Standard">
      <style:text-properties style:font-name="Arial1"/>
    </style:style>
    <style:style style:name="P19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1" officeooo:rsid="0092c8a4" officeooo:paragraph-rsid="0092c8a4"/>
    </style:style>
    <style:style style:name="P196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1"/>
    </style:style>
    <style:style style:name="P197" style:family="paragraph" style:parent-style-name="Heading_20_2">
      <style:text-properties style:font-name="Arial1"/>
    </style:style>
    <style:style style:name="P198" style:family="paragraph" style:parent-style-name="Heading_20_2">
      <style:text-properties style:font-name="Arial1" officeooo:paragraph-rsid="008d57e6"/>
    </style:style>
    <style:style style:name="P199" style:family="paragraph" style:parent-style-name="Table_20_Contents">
      <style:text-properties style:font-name="Arial1" officeooo:rsid="013310a3" officeooo:paragraph-rsid="013310a3"/>
    </style:style>
    <style:style style:name="P200" style:family="paragraph" style:parent-style-name="Table_20_Contents">
      <style:text-properties style:font-name="Arial1" officeooo:paragraph-rsid="010ad6ee"/>
    </style:style>
    <style:style style:name="P201" style:family="paragraph" style:parent-style-name="Table_20_Contents">
      <style:text-properties officeooo:paragraph-rsid="014f4108"/>
    </style:style>
    <style:style style:name="P202" style:family="paragraph" style:parent-style-name="Table_20_Contents">
      <style:paragraph-properties fo:text-align="center" style:justify-single-word="false"/>
      <style:text-properties fo:color="#000000" style:font-name="Arial1" officeooo:rsid="014f4108" officeooo:paragraph-rsid="014f4108"/>
    </style:style>
    <style:style style:name="P203" style:family="paragraph" style:parent-style-name="Table_20_Contents">
      <style:text-properties officeooo:paragraph-rsid="014f57b3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fo:language="en" fo:country="US" officeooo:rsid="012e5c58"/>
    </style:style>
    <style:style style:name="T18" style:family="text">
      <style:text-properties fo:language="en" fo:country="US" officeooo:rsid="00c4db19"/>
    </style:style>
    <style:style style:name="T19" style:family="text">
      <style:text-properties officeooo:rsid="005194e7"/>
    </style:style>
    <style:style style:name="T20" style:family="text">
      <style:text-properties officeooo:rsid="00698bc4"/>
    </style:style>
    <style:style style:name="T21" style:family="text">
      <style:text-properties officeooo:rsid="006e657c"/>
    </style:style>
    <style:style style:name="T22" style:family="text">
      <style:text-properties officeooo:rsid="006f41c1"/>
    </style:style>
    <style:style style:name="T23" style:family="text">
      <style:text-properties officeooo:rsid="00715c6d"/>
    </style:style>
    <style:style style:name="T24" style:family="text">
      <style:text-properties officeooo:rsid="007241a4"/>
    </style:style>
    <style:style style:name="T25" style:family="text">
      <style:text-properties officeooo:rsid="00739e05"/>
    </style:style>
    <style:style style:name="T26" style:family="text">
      <style:text-properties officeooo:rsid="0076cbc3"/>
    </style:style>
    <style:style style:name="T27" style:family="text">
      <style:text-properties officeooo:rsid="00324d4a"/>
    </style:style>
    <style:style style:name="T28" style:family="text">
      <style:text-properties officeooo:rsid="00783d25"/>
    </style:style>
    <style:style style:name="T29" style:family="text">
      <style:text-properties officeooo:rsid="004a7380"/>
    </style:style>
    <style:style style:name="T30" style:family="text">
      <style:text-properties officeooo:rsid="007d6274"/>
    </style:style>
    <style:style style:name="T31" style:family="text">
      <style:text-properties officeooo:rsid="00849347"/>
    </style:style>
    <style:style style:name="T32" style:family="text">
      <style:text-properties officeooo:rsid="008f0233"/>
    </style:style>
    <style:style style:name="T33" style:family="text">
      <style:text-properties officeooo:rsid="009c07e6"/>
    </style:style>
    <style:style style:name="T34" style:family="text">
      <style:text-properties officeooo:rsid="009c6183"/>
    </style:style>
    <style:style style:name="T35" style:family="text">
      <style:text-properties officeooo:rsid="00a9159b"/>
    </style:style>
    <style:style style:name="T36" style:family="text">
      <style:text-properties officeooo:rsid="00470c0e"/>
    </style:style>
    <style:style style:name="T37" style:family="text">
      <style:text-properties officeooo:rsid="00aadc81"/>
    </style:style>
    <style:style style:name="T38" style:family="text">
      <style:text-properties style:font-name="Arial1"/>
    </style:style>
    <style:style style:name="T39" style:family="text">
      <style:text-properties style:font-name="Arial1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40" style:family="text">
      <style:text-properties style:font-name="Arial1" fo:font-weight="normal" style:font-weight-asian="normal" style:font-weight-complex="normal"/>
    </style:style>
    <style:style style:name="T41" style:family="text">
      <style:text-properties style:font-name="Arial1" fo:font-weight="normal" officeooo:rsid="00880bf6" style:font-weight-asian="normal" style:font-weight-complex="normal"/>
    </style:style>
    <style:style style:name="T42" style:family="text">
      <style:text-properties style:font-name="Arial1" officeooo:rsid="00308ea1"/>
    </style:style>
    <style:style style:name="T43" style:family="text">
      <style:text-properties style:font-name="Arial1" officeooo:rsid="009c5497"/>
    </style:style>
    <style:style style:name="T44" style:family="text">
      <style:text-properties style:font-name="Arial1" officeooo:rsid="00aadc81"/>
    </style:style>
    <style:style style:name="T45" style:family="text">
      <style:text-properties style:font-name="Arial1" officeooo:rsid="00a31c9c"/>
    </style:style>
    <style:style style:name="T46" style:family="text">
      <style:text-properties style:font-name="Arial1" officeooo:rsid="00a3a981"/>
    </style:style>
    <style:style style:name="T47" style:family="text">
      <style:text-properties style:font-name="Arial1" officeooo:rsid="002fc8e8"/>
    </style:style>
    <style:style style:name="T48" style:family="text">
      <style:text-properties style:font-name="Arial1" officeooo:rsid="009e5071"/>
    </style:style>
    <style:style style:name="T49" style:family="text">
      <style:text-properties style:font-name="Arial1" officeooo:rsid="009c5d48"/>
    </style:style>
    <style:style style:name="T50" style:family="text">
      <style:text-properties style:font-name="Arial1" officeooo:rsid="0098f91a"/>
    </style:style>
    <style:style style:name="T51" style:family="text">
      <style:text-properties style:font-name="Arial1" officeooo:rsid="0087102d"/>
    </style:style>
    <style:style style:name="T52" style:family="text">
      <style:text-properties style:font-name="Arial1" officeooo:rsid="001f48b5"/>
    </style:style>
    <style:style style:name="T53" style:family="text">
      <style:text-properties style:font-name="Arial1" officeooo:rsid="00b3cac5"/>
    </style:style>
    <style:style style:name="T54" style:family="text">
      <style:text-properties style:font-name="Arial1" officeooo:rsid="00b67851"/>
    </style:style>
    <style:style style:name="T55" style:family="text">
      <style:text-properties style:font-name="Arial1" officeooo:rsid="00b8e2b8"/>
    </style:style>
    <style:style style:name="T56" style:family="text">
      <style:text-properties style:font-name="Arial1" officeooo:rsid="00bffcb7"/>
    </style:style>
    <style:style style:name="T57" style:family="text">
      <style:text-properties style:font-name="Arial1" officeooo:rsid="00c73228"/>
    </style:style>
    <style:style style:name="T58" style:family="text">
      <style:text-properties style:font-name="Arial1" officeooo:rsid="00c8deb2"/>
    </style:style>
    <style:style style:name="T59" style:family="text">
      <style:text-properties style:font-name="Arial1" officeooo:rsid="00cdfc36"/>
    </style:style>
    <style:style style:name="T60" style:family="text">
      <style:text-properties style:font-name="Arial1" officeooo:rsid="00cfeb91"/>
    </style:style>
    <style:style style:name="T61" style:family="text">
      <style:text-properties style:font-name="Arial1" officeooo:rsid="00d34a49"/>
    </style:style>
    <style:style style:name="T62" style:family="text">
      <style:text-properties style:font-name="Arial1" officeooo:rsid="00d75d56"/>
    </style:style>
    <style:style style:name="T63" style:family="text">
      <style:text-properties style:font-name="Arial1" officeooo:rsid="00dcca9e"/>
    </style:style>
    <style:style style:name="T64" style:family="text">
      <style:text-properties style:font-name="Arial1" officeooo:rsid="00e27dee"/>
    </style:style>
    <style:style style:name="T65" style:family="text">
      <style:text-properties style:font-name="Arial1" officeooo:rsid="00e6aba5"/>
    </style:style>
    <style:style style:name="T66" style:family="text">
      <style:text-properties style:font-name="Arial1" officeooo:rsid="00eb0a4c"/>
    </style:style>
    <style:style style:name="T67" style:family="text">
      <style:text-properties style:font-name="Arial1" officeooo:rsid="00eef3e4"/>
    </style:style>
    <style:style style:name="T68" style:family="text">
      <style:text-properties style:font-name="Arial1" officeooo:rsid="00f7526f"/>
    </style:style>
    <style:style style:name="T69" style:family="text">
      <style:text-properties style:font-name="Arial1" officeooo:rsid="00bcdd26"/>
    </style:style>
    <style:style style:name="T70" style:family="text">
      <style:text-properties style:font-name="Arial1" officeooo:rsid="00f909e4"/>
    </style:style>
    <style:style style:name="T71" style:family="text">
      <style:text-properties style:font-name="Arial1" officeooo:rsid="00faac7e"/>
    </style:style>
    <style:style style:name="T72" style:family="text">
      <style:text-properties style:font-name="Arial1" officeooo:rsid="0076cbc3"/>
    </style:style>
    <style:style style:name="T73" style:family="text">
      <style:text-properties style:font-name="Arial1" officeooo:rsid="010cbd7d"/>
    </style:style>
    <style:style style:name="T74" style:family="text">
      <style:text-properties style:font-name="Arial1" officeooo:rsid="0083e142"/>
    </style:style>
    <style:style style:name="T75" style:family="text">
      <style:text-properties style:font-name="Arial1" officeooo:rsid="0115f154"/>
    </style:style>
    <style:style style:name="T76" style:family="text">
      <style:text-properties style:font-name="Arial1" officeooo:rsid="0117656b"/>
    </style:style>
    <style:style style:name="T77" style:family="text">
      <style:text-properties style:font-name="Arial1" officeooo:rsid="011ca558"/>
    </style:style>
    <style:style style:name="T78" style:family="text">
      <style:text-properties style:font-name="Arial1" officeooo:rsid="012e5c58"/>
    </style:style>
    <style:style style:name="T79" style:family="text">
      <style:text-properties style:font-name="Arial1" officeooo:rsid="00324d4a"/>
    </style:style>
    <style:style style:name="T80" style:family="text">
      <style:text-properties style:font-name="Arial1" officeooo:rsid="00783d25"/>
    </style:style>
    <style:style style:name="T81" style:family="text">
      <style:text-properties style:font-name="Arial1" officeooo:rsid="01359669"/>
    </style:style>
    <style:style style:name="T82" style:family="text">
      <style:text-properties style:font-name="Arial1" officeooo:rsid="01390201"/>
    </style:style>
    <style:style style:name="T83" style:family="text">
      <style:text-properties style:font-name="Arial1" officeooo:rsid="013b8b39"/>
    </style:style>
    <style:style style:name="T84" style:family="text">
      <style:text-properties style:font-name="Arial1" officeooo:rsid="013bd42b"/>
    </style:style>
    <style:style style:name="T85" style:family="text">
      <style:text-properties style:font-name="Arial1" officeooo:rsid="013d8966"/>
    </style:style>
    <style:style style:name="T86" style:family="text">
      <style:text-properties style:font-name="Arial1" officeooo:rsid="013dc6db"/>
    </style:style>
    <style:style style:name="T87" style:family="text">
      <style:text-properties style:font-name="Arial1" officeooo:rsid="014217e9"/>
    </style:style>
    <style:style style:name="T88" style:family="text">
      <style:text-properties style:font-name="Arial1" officeooo:rsid="014920d4"/>
    </style:style>
    <style:style style:name="T89" style:family="text">
      <style:text-properties style:font-name="Arial1" officeooo:rsid="0149c3d1"/>
    </style:style>
    <style:style style:name="T90" style:family="text">
      <style:text-properties style:font-name="Arial1" officeooo:rsid="014ba4d1"/>
    </style:style>
    <style:style style:name="T91" style:family="text">
      <style:text-properties style:font-name="Arial1" officeooo:rsid="014f4108"/>
    </style:style>
    <style:style style:name="T92" style:family="text">
      <style:text-properties style:font-name="Arial1" fo:language="en" fo:country="US" officeooo:rsid="0076cbc3"/>
    </style:style>
    <style:style style:name="T93" style:family="text">
      <style:text-properties style:font-name="Arial1" fo:language="en" fo:country="US" officeooo:rsid="014f57b3"/>
    </style:style>
    <style:style style:name="T94" style:family="text">
      <style:text-properties style:font-name="Arial1" fo:language="en" fo:country="US" officeooo:rsid="013310a3"/>
    </style:style>
    <style:style style:name="T95" style:family="text">
      <style:text-properties style:font-name="Arial1" fo:language="en" fo:country="US" officeooo:rsid="0153cd4d"/>
    </style:style>
    <style:style style:name="T96" style:family="text">
      <style:text-properties style:font-name="Arial1" fo:language="en" fo:country="US" officeooo:rsid="0155a9a7"/>
    </style:style>
    <style:style style:name="T97" style:family="text">
      <style:text-properties officeooo:rsid="00b67851"/>
    </style:style>
    <style:style style:name="T98" style:family="text">
      <style:text-properties officeooo:rsid="00b8e2b8"/>
    </style:style>
    <style:style style:name="T99" style:family="text">
      <style:text-properties officeooo:rsid="00c36f8a"/>
    </style:style>
    <style:style style:name="T100" style:family="text">
      <style:text-properties officeooo:rsid="00c4db19"/>
    </style:style>
    <style:style style:name="T101" style:family="text">
      <style:text-properties officeooo:rsid="00c6295e"/>
    </style:style>
    <style:style style:name="T102" style:family="text">
      <style:text-properties officeooo:rsid="00c73228"/>
    </style:style>
    <style:style style:name="T103" style:family="text">
      <style:text-properties officeooo:rsid="00cc86c0"/>
    </style:style>
    <style:style style:name="T104" style:family="text">
      <style:text-properties officeooo:rsid="00cfeb91"/>
    </style:style>
    <style:style style:name="T105" style:family="text">
      <style:text-properties fo:color="#000000" style:font-name="Arial1" officeooo:rsid="00c73228"/>
    </style:style>
    <style:style style:name="T106" style:family="text">
      <style:text-properties fo:color="#000000" style:font-name="Arial1" officeooo:rsid="003ea774"/>
    </style:style>
    <style:style style:name="T107" style:family="text">
      <style:text-properties fo:color="#000000" style:font-name="Arial1" officeooo:rsid="00f5758b"/>
    </style:style>
    <style:style style:name="T108" style:family="text">
      <style:text-properties fo:color="#000000" style:font-name="Arial1" officeooo:rsid="00f67277"/>
    </style:style>
    <style:style style:name="T109" style:family="text">
      <style:text-properties fo:color="#000000" style:font-name="Arial1" officeooo:rsid="01291ef9"/>
    </style:style>
    <style:style style:name="T110" style:family="text">
      <style:text-properties fo:color="#000000" style:font-name="Arial1" officeooo:rsid="00acf253"/>
    </style:style>
    <style:style style:name="T111" style:family="text">
      <style:text-properties fo:color="#000000" style:font-name="Arial1" officeooo:rsid="012c81ec"/>
    </style:style>
    <style:style style:name="T112" style:family="text">
      <style:text-properties fo:color="#000000" style:font-name="Arial1" officeooo:rsid="012d019c"/>
    </style:style>
    <style:style style:name="T113" style:family="text">
      <style:text-properties fo:color="#000000" style:font-name="Arial1" officeooo:rsid="012e5c58"/>
    </style:style>
    <style:style style:name="T114" style:family="text">
      <style:text-properties fo:color="#000000" style:font-name="Arial1" officeooo:rsid="01302aef"/>
    </style:style>
    <style:style style:name="T115" style:family="text">
      <style:text-properties fo:color="#000000" style:font-name="Arial1" officeooo:rsid="0131f62a"/>
    </style:style>
    <style:style style:name="T116" style:family="text">
      <style:text-properties fo:color="#000000" style:font-name="Arial1" officeooo:rsid="0145f01c"/>
    </style:style>
    <style:style style:name="T117" style:family="text">
      <style:text-properties fo:color="#000000" officeooo:rsid="0127573f"/>
    </style:style>
    <style:style style:name="T118" style:family="text">
      <style:text-properties officeooo:rsid="00d71e5a"/>
    </style:style>
    <style:style style:name="T119" style:family="text">
      <style:text-properties officeooo:rsid="00dae290"/>
    </style:style>
    <style:style style:name="T120" style:family="text">
      <style:text-properties officeooo:rsid="00dcca9e"/>
    </style:style>
    <style:style style:name="T121" style:family="text">
      <style:text-properties officeooo:rsid="00e27dee"/>
    </style:style>
    <style:style style:name="T122" style:family="text">
      <style:text-properties officeooo:rsid="00e6aba5"/>
    </style:style>
    <style:style style:name="T123" style:family="text">
      <style:text-properties officeooo:rsid="00eb0a4c"/>
    </style:style>
    <style:style style:name="T124" style:family="text">
      <style:text-properties officeooo:rsid="00eef3e4"/>
    </style:style>
    <style:style style:name="T125" style:family="text">
      <style:text-properties fo:color="#4183c4" style:font-name="Arial1" officeooo:rsid="00fbc7eb"/>
    </style:style>
    <style:style style:name="T126" style:family="text">
      <style:text-properties fo:color="#4183c4" style:font-name="Arial1" officeooo:rsid="00fdc5bc"/>
    </style:style>
    <style:style style:name="T127" style:family="text">
      <style:text-properties fo:color="#4183c4" style:font-name="Arial1" officeooo:rsid="0105726e"/>
    </style:style>
    <style:style style:name="T128" style:family="text">
      <style:text-properties fo:color="#4183c4" style:font-name="Arial1" officeooo:rsid="01099794"/>
    </style:style>
    <style:style style:name="T129" style:family="text">
      <style:text-properties fo:color="#4183c4" officeooo:rsid="0102bfdf"/>
    </style:style>
    <style:style style:name="T130" style:family="text">
      <style:text-properties fo:font-variant="normal" fo:text-transform="none" fo:color="#333333" style:font-name="Arial1" fo:letter-spacing="normal" officeooo:rsid="001f48b5"/>
    </style:style>
    <style:style style:name="T131" style:family="text">
      <style:text-properties fo:font-variant="normal" fo:text-transform="none" fo:color="#333333" style:font-name="Arial1" fo:font-size="12pt" fo:letter-spacing="normal" fo:font-style="normal" fo:font-weight="normal" officeooo:rsid="01070137"/>
    </style:style>
    <style:style style:name="T132" style:family="text">
      <style:text-properties fo:font-variant="normal" fo:text-transform="none" fo:color="#333333" style:font-name="Arial1" fo:font-size="12pt" fo:letter-spacing="normal" fo:font-style="normal" fo:font-weight="normal" officeooo:rsid="001f48b5"/>
    </style:style>
    <style:style style:name="T133" style:family="text">
      <style:text-properties fo:font-variant="normal" fo:text-transform="none" fo:color="#333333" style:font-name="Arial1" fo:font-size="12pt" fo:letter-spacing="normal" fo:font-style="normal" fo:font-weight="normal" officeooo:rsid="0108e11d"/>
    </style:style>
    <style:style style:name="T134" style:family="text">
      <style:text-properties officeooo:rsid="010f5674"/>
    </style:style>
    <style:style style:name="T135" style:family="text">
      <style:text-properties officeooo:rsid="011485d8"/>
    </style:style>
    <style:style style:name="T136" style:family="text">
      <style:text-properties officeooo:rsid="01181b8f"/>
    </style:style>
    <style:style style:name="T137" style:family="text">
      <style:text-properties style:font-name="Arial" officeooo:rsid="01181b8f"/>
    </style:style>
    <style:style style:name="T138" style:family="text">
      <style:text-properties officeooo:rsid="011b0ff6"/>
    </style:style>
    <style:style style:name="T139" style:family="text">
      <style:text-properties officeooo:rsid="011ca558"/>
    </style:style>
    <style:style style:name="T140" style:family="text">
      <style:text-properties officeooo:rsid="01260c08"/>
    </style:style>
    <style:style style:name="T141" style:family="text">
      <style:text-properties officeooo:rsid="0127573f"/>
    </style:style>
    <style:style style:name="T142" style:family="text">
      <style:text-properties officeooo:rsid="01291ef9"/>
    </style:style>
    <style:style style:name="T143" style:family="text">
      <style:text-properties officeooo:rsid="012d019c"/>
    </style:style>
    <style:style style:name="T144" style:family="text">
      <style:text-properties officeooo:rsid="012e5c58"/>
    </style:style>
    <style:style style:name="T145" style:family="text">
      <style:text-properties officeooo:rsid="013310a3"/>
    </style:style>
    <style:style style:name="T146" style:family="text">
      <style:text-properties officeooo:rsid="01379318"/>
    </style:style>
    <style:style style:name="T147" style:family="text">
      <style:text-properties officeooo:rsid="013b8b39"/>
    </style:style>
    <style:style style:name="T148" style:family="text">
      <style:text-properties officeooo:rsid="013c5af6"/>
    </style:style>
    <style:style style:name="T149" style:family="text">
      <style:text-properties officeooo:rsid="014217e9"/>
    </style:style>
    <style:style style:name="T150" style:family="text">
      <style:text-properties officeooo:rsid="0149c3d1"/>
    </style:style>
    <style:style style:name="T151" style:family="text">
      <style:text-properties officeooo:rsid="014f4108"/>
    </style:style>
    <style:style style:name="T152" style:family="text">
      <style:text-properties officeooo:rsid="014f57b3"/>
    </style:style>
    <style:style style:name="T153" style:family="text">
      <style:text-properties officeooo:rsid="010ad6ee"/>
    </style:style>
    <style:style style:name="T154" style:family="text">
      <style:text-properties officeooo:rsid="0155a9a7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4"/>
      <text:p text:style-name="P194"/>
      <text:p text:style-name="P186"><text:span text:style-name="T39">CMTAT - </text:span><text:span text:style-name="Strong_20_Emphasis"><text:span text:style-name="T39">A</text:span></text:span><text:span text:style-name="Strong_20_Emphasis"><text:span text:style-name="T38">udit-20210910</text:span></text:span></text:p>
      <text:h text:style-name="P198" text:outline-level="2">Introduction</text:h>
      <text:p text:style-name="P174"><text:span text:style-name="T38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40">ABDK-CMTAT-audit-20210910.pdf</text:span></text:span></text:a><text:span text:style-name="Strong_20_Emphasis"><text:span text:style-name="T40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40">CMTAT</text:span></text:span></text:a><text:span text:style-name="Strong_20_Emphasis"><text:span text:style-name="T40">.</text:span></text:span></text:p>
      <text:p text:style-name="P175"><text:span text:style-name="Strong_20_Emphasis"><text:span text:style-name="T40">The audited version is </text:span></text:span><text:span text:style-name="Strong_20_Emphasis"><text:span text:style-name="T41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1">3af7</text:span></text:span></text:a></text:p>
      <text:h text:style-name="P197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4764596181904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4764596252288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30">Id</text:span> of the concerned CVF</text:p>
          </table:table-cell>
        </table:table-row>
        <table:table-row table:style-name="TableLine94764596253280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6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6">Minor</text:p>
                </table:table-cell>
                <table:table-cell table:style-name="Table3.B1" office:value-type="string">
                  <text:p text:style-name="P16">Moderate</text:p>
                </table:table-cell>
                <table:table-cell table:style-name="Table3.C1" office:value-type="string">
                  <text:p text:style-name="P16">Major</text:p>
                </table:table-cell>
              </table:table-row>
            </table:table>
            <text:p text:style-name="P16"/>
          </table:table-cell>
        </table:table-row>
        <table:table-row table:style-name="TableLine94764596254528">
          <table:table-cell table:style-name="Table2.A7" office:value-type="string">
            <text:p text:style-name="P17">Object</text:p>
          </table:table-cell>
          <table:table-cell table:style-name="Table2.B4" office:value-type="string">
            <text:p text:style-name="P14">The concerned <text:span text:style-name="T28">object [</text:span><text:span text:style-name="T29">Functions, variables, </text:span><text:span text:style-name="T28">event name, etc..]</text:span></text:p>
          </table:table-cell>
        </table:table-row>
        <table:table-row table:style-name="TableLine94764596256048">
          <table:table-cell table:style-name="Table2.A7" office:value-type="string">
            <text:p text:style-name="P18"><text:span text:style-name="T27">De</text:span><text:span text:style-name="T28">cision</text:span></text:p>
          </table:table-cell>
          <table:table-cell table:style-name="Table2.B5" office:value-type="string">
            <text:p text:style-name="P18"><text:span text:style-name="T27">Which de</text:span><text:span text:style-name="T28">cision</text:span><text:span text:style-name="T27"> </text:span><text:span text:style-name="T28">has been taken and why</text:span></text:p>
          </table:table-cell>
        </table:table-row>
        <table:table-row table:style-name="TableLine94764596257104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<text:span text:style-name="T145">Full </text:span>Fixed] <text:span text:style-name="T26">=&gt; CVF has been fixed </text:span><text:span text:style-name="T145">as recommended by the audit</text:span></text:p>
            <text:p text:style-name="P15">[Fixed] <text:span text:style-name="T26">=&gt; CVF has been fixed, </text:span><text:span text:style-name="T145">but there are some modifications compared to the audit</text:span></text:p>
            <text:p text:style-name="P101"><text:span text:style-name="T26">[</text:span><text:bookmark text:name="tw-target-text1"/><text:span text:style-name="T13">In progress</text:span><text:span text:style-name="T15">] =&gt; CVF is being fixed (pull request / issue)</text:span></text:p>
            <text:p text:style-name="P199"><text:span text:style-name="T15">[</text:span><text:span text:style-name="T18">Partially fixed</text:span><text:span text:style-name="T13">] =&gt; CVF is fixed in part, but <text:s/>there are still issues to be resolved</text:span></text:p>
            <text:p text:style-name="P203"><text:span text:style-name="T92">[</text:span><text:span text:style-name="T93">No </text:span><text:span text:style-name="T95">better solution found</text:span><text:span text:style-name="T94">] =&gt; CVF </text:span><text:span text:style-name="T96">was resolved as best we could</text:span></text:p>
            <text:p text:style-name="Text_20_body"><text:span text:style-name="T79">[</text:span><text:span text:style-name="T72">Open</text:span><text:span text:style-name="T79">] </text:span><text:span text:style-name="T72">=&gt; CVF is NOT fixe</text:span><text:span text:style-name="T80">d, </text:span><text:bookmark text:name="tw-target-text8"/><text:span text:style-name="T13">not processed</text:span></text:p>
            <text:p text:style-name="P200"><text:soft-page-break/><text:span text:style-name="T153">[</text:span><text:span text:style-name="T134">N</text:span><text:span text:style-name="T153">o longer relevant] =&gt; CVF is no longer relevant, e.g., because the problematic functionality was removed.</text:span></text:p>
            <text:p text:style-name="P160"><text:span text:style-name="T72">[Closed] =&gt; </text:span><text:span text:style-name="T73">A</text:span><text:span text:style-name="T74"> decision to not fix the CVF has been taken</text:span></text:p>
            <table:table table:name="Table4" table:style-name="Table4">
              <table:table-column table:style-name="Table4.A" table:number-columns-repeated="2"/>
              <table:table-column table:style-name="Table4.C"/>
              <table:table-column table:style-name="Table4.A"/>
              <table:table-column table:style-name="Table4.C" table:number-columns-repeated="2"/>
              <table:table-column table:style-name="Table4.G"/>
              <table:table-row table:style-name="TableLine94764596234160">
                <table:table-cell table:style-name="Table4.A1" office:value-type="string">
                  <text:p text:style-name="P16"><text:span text:style-name="T141">Full </text:span>Fixed</text:p>
                </table:table-cell>
                <table:table-cell table:style-name="Table4.B1" office:value-type="string">
                  <text:p text:style-name="P99">Fixed</text:p>
                </table:table-cell>
                <table:table-cell table:style-name="Table4.C1" office:value-type="string">
                  <text:p text:style-name="P82">Partially fixed</text:p>
                </table:table-cell>
                <table:table-cell table:style-name="Table4.D1" office:value-type="string">
                  <text:p text:style-name="Text_20_body"><text:bookmark text:name="tw-target-text6"/>No <text:s/><text:span text:style-name="T140">(better) </text:span>solution found</text:p>
                  <text:p text:style-name="P16"/>
                </table:table-cell>
                <table:table-cell table:style-name="Table4.E1" office:value-type="string">
                  <text:p text:style-name="P16">Open</text:p>
                </table:table-cell>
                <table:table-cell table:style-name="Table4.F1" office:value-type="string">
                  <text:p text:style-name="P187"><text:bookmark text:name="tw-target-text3"/>No longer relevant</text:p>
                  <text:p text:style-name="P81"/>
                </table:table-cell>
                <table:table-cell table:style-name="Table4.G1" office:value-type="string">
                  <text:p text:style-name="P16">Closed</text:p>
                </table:table-cell>
              </table:table-row>
            </table:table>
            <text:p text:style-name="P19"/>
          </table:table-cell>
        </table:table-row>
        <table:table-row table:style-name="TableLine94764596258112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8"><text:span text:style-name="T28">The concerned commit </text:span><text:span text:style-name="T27">/ pull request </text:span><text:span text:style-name="T28">on </text:span><text:span text:style-name="T27">github </text:span><text:span text:style-name="T28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8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97" text:outline-level="2">Summary</text:h>
      <text:p text:style-name="P19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764596262352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41">Severi<text:span text:style-name="T5">t</text:span>y</text:p>
          </table:table-cell>
          <table:table-cell table:style-name="Table1.A1" office:value-type="string">
            <text:p text:style-name="P43">Module</text:p>
          </table:table-cell>
          <table:table-cell table:style-name="Table1.A1" office:value-type="string">
            <text:p text:style-name="P17">Object</text:p>
            <text:p text:style-name="P44"><text:span text:style-name="T28">[</text:span>Functions, variables, <text:span text:style-name="T28">event name, etc..]</text:span></text:p>
          </table:table-cell>
          <table:table-cell table:style-name="Table1.A1" office:value-type="string">
            <text:p text:style-name="P21">Description </text:p>
            <text:p text:style-name="P45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6">Remark</text:p>
          </table:table-cell>
        </table:table-row>
        <table:table-row table:style-name="TableLine94764596993840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8">SnapshotModule.sol </text:p>
            <text:p text:style-name="P48">All modules <text:span text:style-name="T20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01"><text:span text:style-name="T91">To avoid to change all the files for each little upgrade of solidity, we keep a floating pragma with the last tested version</text:span></text:p>
          </table:table-cell>
          <table:table-cell table:style-name="Table1.G2" office:value-type="string">
            <text:p text:style-name="P202">Clos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38">See </text:span><text:a xlink:type="simple" xlink:href="https://github.com/CMTA/CMTAT/issues/68" text:style-name="Internet_20_link" text:visited-style-name="Visited_20_Internet_20_Link"><text:span text:style-name="T38">issues/68</text:span></text:a></text:p>
            <text:p text:style-name="P49"/>
          </table:table-cell>
        </table:table-row>
        <table:table-row table:style-name="TableLine94764596999920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3" office:value-type="string">
            <text:p text:style-name="P115"><text:span text:style-name="T141">Full </text:span>Fixed</text:p>
          </table:table-cell>
          <table:table-cell table:style-name="Table1.H3" office:value-type="string">
            <text:p text:style-name="P149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9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3" office:value-type="string">
            <text:p text:style-name="P83"/>
          </table:table-cell>
        </table:table-row>
        <text:soft-page-break/>
        <table:table-row table:style-name="TableLine94764597005696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3" office:value-type="string">
            <text:p text:style-name="P128">Full Fixed</text:p>
          </table:table-cell>
          <table:table-cell table:style-name="Table1.H4" office:value-type="string">
            <text:p text:style-name="Table_20_Contents"><text:a xlink:type="simple" xlink:href="https://github.com/CMTA/CMTAT/commit/a4044bb542762268263a37b495713435ba6c8ea1" text:style-name="Internet_20_link" text:visited-style-name="Visited_20_Internet_20_Link"><text:span text:style-name="T87">Commit</text:span></text:a></text:p>
          </table:table-cell>
          <table:table-cell table:style-name="Table1.I4" office:value-type="string">
            <text:p text:style-name="P10"/>
          </table:table-cell>
        </table:table-row>
        <table:table-row table:style-name="TableLine94764597011120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50">The variable is renamed in snapshooter</text:p>
          </table:table-cell>
          <table:table-cell table:style-name="Table1.G5" office:value-type="string">
            <text:p text:style-name="P52"><text:span text:style-name="T117">Full </text:span>Fixed</text:p>
            <text:p text:style-name="P51"/>
            <text:p text:style-name="P51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2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3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7">explicitly initializing to 0 <text:span text:style-name="T36">Fixed</text:span></text:p>
          </table:table-cell>
          <table:table-cell table:style-name="Table1.G5" office:value-type="string">
            <text:p text:style-name="P52"><text:span text:style-name="T117">Full </text:span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2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3">Commit</text:span></text:a></text:p>
          </table:table-cell>
          <table:table-cell table:style-name="Table1.I6" office:value-type="string">
            <text:p text:style-name="P53"><text:span text:style-name="T3">The commit fix</text:span><text:span text:style-name="T2"> </text:span><text:span text:style-name="T37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4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4">Using an unordered list of scheduled snapshots and removing already created</text:p>
            <text:p text:style-name="P54">snapshots from it is suboptimal and have several important drawbacks <text:span text:style-name="T21">[...]</text:span></text:p>
          </table:table-cell>
          <table:table-cell table:style-name="Table1.F7" office:value-type="string">
            <text:p text:style-name="P21">-<text:span text:style-name="T144">Use an ordered list of snapshots instead of an unordered list</text:span></text:p>
            <text:p text:style-name="P139"><text:span text:style-name="T52">-</text:span><text:span text:style-name="T78">We can still remove a </text:span><text:span text:style-name="T86">scheduled </text:span><text:span text:style-name="T78">snaphot </text:span><text:span text:style-name="T86">(time situated in the future) from</text:span><text:span text:style-name="T78"> the list, but the order is maintained</text:span></text:p>
            <text:p text:style-name="P139"><text:span text:style-name="T52">-</text:span><text:span text:style-name="T78">We keep the principle to use the time to identify a snapshot (not the snapshot IDs)</text:span></text:p>
            <text:p text:style-name="P139"><text:span text:style-name="T78">-</text:span><text:span text:style-name="T81">We can only have one scheduled snapshot for a given time</text:span></text:p>
          </table:table-cell>
          <table:table-cell table:style-name="Table1.G7" office:value-type="string">
            <text:p text:style-name="P127">Fixed</text:p>
          </table:table-cell>
          <table:table-cell table:style-name="Table1.H7" office:value-type="string">
            <text:p text:style-name="P166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03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<text:soft-page-break/>odule.sol</text:p>
          </table:table-cell>
          <table:table-cell table:style-name="Table1.D8" office:value-type="string">
            <text:p text:style-name="P42">scheduleSnap<text:soft-page-break/>shot</text:p>
          </table:table-cell>
          <table:table-cell table:style-name="Table1.E8" office:value-type="string">
            <text:p text:style-name="P54"><text:span text:style-name="T3">Function scheduleSnapshot</text:span><text:span text:style-name="T1"> </text:span><text:soft-page-break/><text:span text:style-name="T1">always returns its argument.</text:span></text:p>
          </table:table-cell>
          <table:table-cell table:style-name="Table1.F8" office:value-type="string">
            <text:p text:style-name="P55">No return value</text:p>
          </table:table-cell>
          <table:table-cell table:style-name="Table1.G5" office:value-type="string">
            <text:p text:style-name="P127">Full <text:soft-page-break/>Fix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5">Pull/76</text:span></text:a></text:p>
            <text:p text:style-name="Table_20_Contents"><text:soft-page-break/><text:a xlink:type="simple" xlink:href="https://github.com/CMTA/CMTAT/commit/ff0deee3c7d978ef39ac5eb240f428888b3963d5" text:style-name="Internet_20_link" text:visited-style-name="Visited_20_Internet_20_Link"><text:span text:style-name="T46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Text_20_body"><text:span text:style-name="T113">The second passage was removed <text:s/></text:span><text:bookmark text:name="tw-target-text7"/><text:span text:style-name="T13">during transformations to use </text:span><text:span text:style-name="T17">an ordered list of snapshot</text:span></text:p>
            <text:p text:style-name="P136"/>
          </table:table-cell>
          <table:table-cell table:style-name="Table1.G9" office:value-type="string">
            <text:p text:style-name="P193">No longer relevant</text:p>
          </table:table-cell>
          <table:table-cell table:style-name="Table1.H9" office:value-type="string">
            <text:p text:style-name="P167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67"><text:a xlink:type="simple" xlink:href="https://github.com/CMTA/CMTAT/commit/e10c2150606f504c0533dc306a745c7a7fc1b640" text:style-name="Internet_20_link" text:visited-style-name="Visited_20_Internet_20_Link"><text:span text:style-name="T87">Commit</text:span></text:a></text:p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6">Minor</text:p>
          </table:table-cell>
          <table:table-cell table:style-name="Table1.C10" office:value-type="string">
            <text:p text:style-name="P56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111">No return value</text:p>
          </table:table-cell>
          <table:table-cell table:style-name="Table1.G5" office:value-type="string">
            <text:p text:style-name="P129">Full 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6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7">Minor</text:p>
          </table:table-cell>
          <table:table-cell table:style-name="Table1.C11" office:value-type="string">
            <text:p text:style-name="P57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111">No return value</text:p>
          </table:table-cell>
          <table:table-cell table:style-name="Table1.G3" office:value-type="string">
            <text:p text:style-name="P129">Full 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5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6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12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135">Fix by using an ordered list of snapshot <text:span text:style-name="T143">+ moving to the first next snapshot</text:span></text:p>
          </table:table-cell>
          <table:table-cell table:style-name="Table1.G5" office:value-type="string">
            <text:p text:style-name="P130">Full Fixed</text:p>
          </table:table-cell>
          <table:table-cell table:style-name="Table1.H12" office:value-type="string">
            <text:p text:style-name="P171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07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BalanceOf</text:p>
            <text:p text:style-name="P21">snapshotTotalSupply</text:p>
          </table:table-cell>
          <table:table-cell table:style-name="Table1.E13" office:value-type="string">
            <text:p text:style-name="P21">Is it desired behavio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164"><text:span text:style-name="T114">Yes, </text:span><text:span text:style-name="T115">if no snapshots are found, it means that the value of the balance was never modified, we can return the current balance</text:span></text:p>
            <text:p text:style-name="P126">Same behavior as for OpenZeppelin <text:a xlink:type="simple" xlink:href="https://github.com/OpenZeppelin/openzeppelin-contracts/blob/master/contracts/token/ERC20/extensions/ERC20Snapshot.sol" text:style-name="Internet_20_link" text:visited-style-name="Visited_20_Internet_20_Link">erc20Snapshot</text:a></text:p>
          </table:table-cell>
          <table:table-cell table:style-name="Table1.G13" office:value-type="string">
            <text:p text:style-name="P185">clos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95">13</text:p>
          </table:table-cell>
          <table:table-cell table:style-name="Table1.B7" office:value-type="string">
            <text:p text:style-name="P58">Moderat<text:soft-page-break/>e</text:p>
          </table:table-cell>
          <table:table-cell table:style-name="Table1.C7" office:value-type="string">
            <text:p text:style-name="P58">SnapshotM<text:soft-page-break/>odule.sol</text:p>
          </table:table-cell>
          <table:table-cell table:style-name="Table1.D14" office:value-type="string">
            <text:p text:style-name="P21">_setCurrentSn<text:soft-page-break/>apshot</text:p>
          </table:table-cell>
          <table:table-cell table:style-name="Table1.E14" office:value-type="string">
            <text:p text:style-name="P21">This call reads the entire <text:soft-page-break/>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134">Fix by using an ordered <text:soft-page-break/>list of snapshot <text:span text:style-name="T146">(new complexity : O(1))</text:span></text:p>
          </table:table-cell>
          <table:table-cell table:style-name="Table1.G3" office:value-type="string">
            <text:p text:style-name="P130">Full <text:soft-page-break/>Fixed</text:p>
          </table:table-cell>
          <table:table-cell table:style-name="Table1.H14" office:value-type="string">
            <text:p text:style-name="P170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06"><text:soft-page-break/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96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report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7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3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96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Text_20_body"><text:span text:style-name="Source_20_Text"><text:span text:style-name="T135">A</text:span></text:span><text:span text:style-name="Source_20_Text">dd comments and descriptive names.</text:span></text:p>
            <text:p text:style-name="P179"/>
          </table:table-cell>
          <table:table-cell table:style-name="Table1.G5" office:value-type="string">
            <text:p text:style-name="P129">Full Fixed</text:p>
          </table:table-cell>
          <table:table-cell table:style-name="Table1.H16" office:value-type="string">
            <text:p text:style-name="Table_20_Contents"><text:a xlink:type="simple" xlink:href="https://github.com/CMTA/CMTAT/pull/115" text:style-name="Internet_20_link" text:visited-style-name="Visited_20_Internet_20_Link"><text:span text:style-name="T83">Pull/115</text:span></text:a></text:p>
            <text:p text:style-name="Table_20_Contents"><text:a xlink:type="simple" xlink:href="https://github.com/CMTA/CMTAT/commit/c72e4e4af0835135aaf4113b01f7ddfae3706556" text:style-name="Internet_20_link" text:visited-style-name="Visited_20_Internet_20_Link"><text:span text:style-name="T148">Commit</text:span></text:a></text:p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96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179">The function was removed</text:p>
          </table:table-cell>
          <table:table-cell table:style-name="Table1.G5" office:value-type="string">
            <text:p text:style-name="P129">Full Fixed</text:p>
          </table:table-cell>
          <table:table-cell table:style-name="Table1.H17" office:value-type="string">
            <text:p text:style-name="P102"><text:a xlink:type="simple" xlink:href="https://github.com/CMTA/CMTAT/pull/115" text:style-name="Internet_20_link" text:visited-style-name="Visited_20_Internet_20_Link"><text:span text:style-name="T147">Pull/115</text:span></text:a></text:p>
            <text:p text:style-name="P165"><text:a xlink:type="simple" xlink:href="https://github.com/CMTA/CMTAT/commit/6c21f91293ac1d5709b8933ff1a5f999d2da81fa" text:style-name="Internet_20_link" text:visited-style-name="Visited_20_Internet_20_Link"><text:span text:style-name="T85">Commit</text:span></text:a></text:p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96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9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163"><text:span text:style-name="T111">Fix by using an ordered list of snapshot </text:span><text:span text:style-name="T112">+ we have an access control on the public function, </text:span><text:span text:style-name="T116">so only authorized address can execute the function</text:span></text:p>
          </table:table-cell>
          <table:table-cell table:style-name="Table1.G3" office:value-type="string">
            <text:p text:style-name="P130">Full Fixed</text:p>
          </table:table-cell>
          <table:table-cell table:style-name="Table1.H18" office:value-type="string">
            <text:p text:style-name="P169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05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96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139"><text:span text:style-name="T52">cach</text:span><text:span text:style-name="T75">e</text:span><text:span text:style-name="T52"> scheduledSnapshot.length in a local variable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19" office:value-type="string">
            <text:p text:style-name="P102"><text:a xlink:type="simple" xlink:href="https://github.com/CMTA/CMTAT/pull/115" text:style-name="Internet_20_link" text:visited-style-name="Visited_20_Internet_20_Link"><text:span text:style-name="T147">Pull/115</text:span></text:a></text:p>
            <text:p text:style-name="P165"><text:a xlink:type="simple" xlink:href="https://github.com/CMTA/CMTAT/commit/3093f6b0bf8db52a657ce47f462444c3313a0efc" text:style-name="Internet_20_link" text:visited-style-name="Visited_20_Internet_20_Link"><text:span text:style-name="T84">Commit</text:span></text:a></text:p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96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<text:soft-page-break/>at the next iteration</text:p>
          </table:table-cell>
          <table:table-cell table:style-name="Table1.F20" office:value-type="string">
            <text:p text:style-name="P100">The function was removed</text:p>
          </table:table-cell>
          <table:table-cell table:style-name="Table1.G9" office:value-type="string">
            <text:p text:style-name="P192">No longer relevant</text:p>
          </table:table-cell>
          <table:table-cell table:style-name="Table1.H20" office:value-type="string">
            <text:p text:style-name="P168"><text:a xlink:type="simple" xlink:href="https://github.com/CMTA/CMTAT/pull/123" text:style-name="Internet_20_link" text:visited-style-name="Visited_20_Internet_20_Link"><text:span text:style-name="T149">Pull/123</text:span></text:a></text:p>
            <text:p text:style-name="P104"><text:a xlink:type="simple" xlink:href="https://github.com/CMTA/CMTAT/commit/e10c2150606f504c0533dc306a745c7a7fc1b640" text:style-name="Internet_20_link" text:visited-style-name="Visited_20_Internet_20_Link">Main commit</text:a></text:p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96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139"><text:span text:style-name="T76">Add </text:span><text:span text:style-name="T52">an if condition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21" office:value-type="string">
            <text:p text:style-name="P102"><text:a xlink:type="simple" xlink:href="https://github.com/CMTA/CMTAT/pull/115" text:style-name="Internet_20_link" text:visited-style-name="Visited_20_Internet_20_Link"><text:span text:style-name="T147">Pull/115</text:span></text:a></text:p>
            <text:p text:style-name="P165"><text:a xlink:type="simple" xlink:href="https://github.com/CMTA/CMTAT/commit/fa0e9e81ebd6c4470df4bc102fa267afc27013cd" text:style-name="Internet_20_link" text:visited-style-name="Visited_20_Internet_20_Link"><text:span text:style-name="T84">Commit</text:span></text:a></text:p>
          </table:table-cell>
          <table:table-cell table:style-name="Table1.I21" office:value-type="string">
            <text:p text:style-name="P188"><text:bookmark text:name="tw-target-text9"/>The modification is not tested in the tests!!!!</text:p>
          </table:table-cell>
        </table:table-row>
        <table:table-row table:style-name="Table1.9">
          <table:table-cell table:style-name="Table1.A14" office:value-type="float" office:value="21">
            <text:p text:style-name="P196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40">Validation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180"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22" office:value-type="string">
            <text:p text:style-name="P173"><text:a xlink:type="simple" xlink:href="https://github.com/CMTA/CMTAT/pull/116" text:style-name="Internet_20_link" text:visited-style-name="Visited_20_Internet_20_Link"><text:span text:style-name="T90">Pull</text:span></text:a></text:p>
            <text:p text:style-name="P173"><text:a xlink:type="simple" xlink:href="https://github.com/CMTA/CMTAT/commit/e99a731fd9582e583aae95d414c46246eda05301" text:style-name="Internet_20_link" text:visited-style-name="Visited_20_Internet_20_Link"><text:span text:style-name="T90">Commit</text:span></text:a></text:p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96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to know that the rule used is actually a composition of several nested rules.</text:p>
          </table:table-cell>
          <table:table-cell table:style-name="Table1.F23" office:value-type="string">
            <text:p text:style-name="P96">We think it makes sens to keep a distinction between the RuleEngine and the rules. It is clearer.</text:p>
          </table:table-cell>
          <table:table-cell table:style-name="Table1.G2" office:value-type="string">
            <text:p text:style-name="P122">Closed</text:p>
          </table:table-cell>
          <table:table-cell table:style-name="Table1.H23" office:value-type="string">
            <text:p text:style-name="Text_20_body"><text:bookmark text:name="tw-target-text4"/>It's clearer and <text:s/>functions <text:span text:style-name="T136">specific to the ruleEngine</text:span> can be added to t<text:span text:style-name="T137">his one</text:span></text:p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96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>The module <text:span text:style-name="T102">ValidationModule </text:span>implements now a function setRuleEngine. <text:span text:style-name="T103">This function was moved from CMTAT.sol to the concerned module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24" office:value-type="string">
            <text:p text:style-name="P150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a83b0f497c7f94a05fa1aba97e715522029485e2" text:style-name="Internet_20_link" text:visited-style-name="Visited_20_Internet_20_Link"><text:span text:style-name="T57">Commit</text:span></text:a></text:p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96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97">A comment was added to explain the requirement.</text:p>
          </table:table-cell>
          <table:table-cell table:style-name="Table1.G7" office:value-type="string">
            <text:p text:style-name="P133">Fixed</text:p>
          </table:table-cell>
          <table:table-cell table:style-name="Table1.H25" office:value-type="string">
            <text:p text:style-name="P162"><text:a xlink:type="simple" xlink:href="https://github.com/CMTA/CMTAT/pull/116" text:style-name="Internet_20_link" text:visited-style-name="Visited_20_Internet_20_Link"><text:span text:style-name="T89">Pull</text:span></text:a></text:p>
            <text:p text:style-name="P162"><text:a xlink:type="simple" xlink:href="https://github.com/CMTA/CMTAT/commit/eff7685b595b7d82e1ee811c60b54976faae1bf6" text:style-name="Internet_20_link" text:visited-style-name="Visited_20_Internet_20_Link"><text:span text:style-name="T89">Commit</text:span></text:a></text:p>
            <text:p text:style-name="P162"/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96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97">A comment was added to explain the <text:span text:style-name="T142">requirement</text:span></text:p>
          </table:table-cell>
          <table:table-cell table:style-name="Table1.G7" office:value-type="string">
            <text:p text:style-name="P162"><text:span text:style-name="T109">F</text:span><text:span text:style-name="T110">ixed</text:span></text:p>
          </table:table-cell>
          <table:table-cell table:style-name="Table1.H26" office:value-type="string">
            <text:p text:style-name="P109"><text:a xlink:type="simple" xlink:href="https://github.com/CMTA/CMTAT/pull/116" text:style-name="Internet_20_link" text:visited-style-name="Visited_20_Internet_20_Link"><text:span text:style-name="T150">Pull</text:span></text:a></text:p>
            <text:p text:style-name="P109"><text:a xlink:type="simple" xlink:href="https://github.com/CMTA/CMTAT/commit/eff7685b595b7d82e1ee811c60b54976faae1bf6" text:style-name="Internet_20_link" text:visited-style-name="Visited_20_Internet_20_Link"><text:span text:style-name="T150">Commit</text:span></text:a></text:p>
            <text:p text:style-name="P108"/>
          </table:table-cell>
          <table:table-cell table:style-name="Table1.I26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26">
            <text:p text:style-name="P196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97">A comment was added to explain the <text:span text:style-name="T142">requirement</text:span></text:p>
          </table:table-cell>
          <table:table-cell table:style-name="Table1.G7" office:value-type="string">
            <text:p text:style-name="P117"><text:span text:style-name="T142">F</text:span>ixed</text:p>
          </table:table-cell>
          <table:table-cell table:style-name="Table1.H27" office:value-type="string">
            <text:p text:style-name="P108"><text:a xlink:type="simple" xlink:href="https://github.com/CMTA/CMTAT/pull/116" text:style-name="Internet_20_link" text:visited-style-name="Visited_20_Internet_20_Link"><text:span text:style-name="T150">Pull</text:span></text:a></text:p>
            <text:p text:style-name="P108"><text:a xlink:type="simple" xlink:href="https://github.com/CMTA/CMTAT/commit/eff7685b595b7d82e1ee811c60b54976faae1bf6" text:style-name="Internet_20_link" text:visited-style-name="Visited_20_Internet_20_Link"><text:span text:style-name="T150">Commit</text:span></text:a></text:p>
            <text:p text:style-name="P108"/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96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60">Define an enum in CMTAT.sol <text:span text:style-name="T100">for the restriction code</text:span></text:p>
          </table:table-cell>
          <table:table-cell table:style-name="Table1.G28" office:value-type="string">
            <text:p text:style-name="P116"><text:span text:style-name="T142">Fi</text:span>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48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28" office:value-type="string">
            <text:p text:style-name="P82">Messages are still defined in each file.</text:p>
            <text:p text:style-name="P82">Other concerned CVF : CVF-48, <text:s/>CVF-55</text:p>
          </table:table-cell>
        </table:table-row>
        <table:table-row table:style-name="Table1.9">
          <table:table-cell table:style-name="Table1.A14" office:value-type="float" office:value="28">
            <text:p text:style-name="P196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181"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29" office:value-type="string">
            <text:p text:style-name="P172"><text:a xlink:type="simple" xlink:href="https://github.com/CMTA/CMTAT/pull/121" text:style-name="Internet_20_link" text:visited-style-name="Visited_20_Internet_20_Link"><text:span text:style-name="T88">pull/121</text:span></text:a></text:p>
            <text:p text:style-name="P172"><text:a xlink:type="simple" xlink:href="https://github.com/CMTA/CMTAT/commit/2b1471915b4a7ac47708a3ff234ca496037ff84d" text:style-name="Internet_20_link" text:visited-style-name="Visited_20_Internet_20_Link"><text:span text:style-name="T88">Commit</text:span></text:a></text:p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96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Text_20_body">before this call.</text:p>
          </table:table-cell>
          <table:table-cell table:style-name="Table1.F30" office:value-type="string">
            <text:p text:style-name="Text_20_body">Proposed changes have been implemented</text:p>
          </table:table-cell>
          <table:table-cell table:style-name="Table1.G3" office:value-type="string">
            <text:p text:style-name="P129">Full Fixed</text:p>
          </table:table-cell>
          <table:table-cell table:style-name="Table1.H30" office:value-type="string">
            <text:p text:style-name="Table_20_Contents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3ade86b3c18857ff87a37e910f8855552d1a1065" text:style-name="Internet_20_link" text:visited-style-name="Visited_20_Internet_20_Link"><text:span text:style-name="T59">Commit</text:span></text:a></text:p>
            <text:p text:style-name="Table_20_Contents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96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module.</text:p>
          </table:table-cell>
          <table:table-cell table:style-name="Table1.F31" office:value-type="string">
            <text:p text:style-name="P177">Proposed changes have been implemented</text:p>
            <text:p text:style-name="P183"><text:span text:style-name="T59">Later, the ER</text:span><text:span text:style-name="T60">C</text:span><text:span text:style-name="T59">20 functions have been moved from BaseModule to ERC20BaseModule</text:span><text:span text:style-name="T105">Fixed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31" office:value-type="string">
            <text:p text:style-name="P142"><text:a xlink:type="simple" xlink:href="https://github.com/CMTA/CMTAT/pull/105" text:style-name="Internet_20_link" text:visited-style-name="Visited_20_Internet_20_Link"><text:span text:style-name="T59">Pull/105</text:span></text:a></text:p>
            <text:p text:style-name="Table_20_Contents"><text:a xlink:type="simple" xlink:href="https://github.com/CMTA/CMTAT/commit/b3a96c917be7386a17bb170e2f9d90fabd3caffb" text:style-name="Internet_20_link" text:visited-style-name="Visited_20_Internet_20_Link"><text:span text:style-name="T126">Commit</text:span></text:a></text:p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96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<text:soft-page-break/>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12"><text:span text:style-name="T9">No more relevant </text:span><text:soft-page-break/><text:span text:style-name="T9">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89">No <text:soft-page-break/>longer relevant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96">32</text:p>
          </table:table-cell>
          <table:table-cell table:style-name="Table1.B33" office:value-type="string">
            <text:p text:style-name="P61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>_<text:span text:style-name="T124">mint is a function from OpenZeppelin library. It is not possible to modify it directly. We can override it but it is a bit overkill</text:span></text:p>
          </table:table-cell>
          <table:table-cell table:style-name="Table1.G2" office:value-type="string">
            <text:p text:style-name="P121">Clos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96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  <text:p text:style-name="P94">(replaced by forceBurn in the version 2.1)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157"><text:span text:style-name="T106">No more relevant, </text:span><text:span text:style-name="T107">the concerned code was removed </text:span><text:span text:style-name="T108">by replacing the function burnFrom by forceBurn</text:span></text:p>
          </table:table-cell>
          <table:table-cell table:style-name="Table1.G9" office:value-type="string">
            <text:p text:style-name="P191">No longer relevant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96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 </text:p>
            <text:p text:style-name="P93">(replaced by forceBurn in the version 2.1)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139"><text:span text:style-name="T52">_</text:span><text:span text:style-name="T67">burn is a function from OpenZeppelin library. It is not possible to modify it directly. We can override it but it is a bit overkill</text:span></text:p>
          </table:table-cell>
          <table:table-cell table:style-name="Table1.G2" office:value-type="string">
            <text:p text:style-name="P121">Clos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96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62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86">The parent module / <text:span text:style-name="T119">base contract</text:span> is explicitly indicated.</text:p>
          </table:table-cell>
          <table:table-cell table:style-name="Table1.G3" office:value-type="string">
            <text:p text:style-name="P129">Full Fixed</text:p>
          </table:table-cell>
          <table:table-cell table:style-name="Table1.H36" office:value-type="string">
            <text:p text:style-name="P141"><text:a xlink:type="simple" xlink:href="https://github.com/CMTA/CMTAT/pull/92" text:style-name="Internet_20_link" text:visited-style-name="Visited_20_Internet_20_Link"><text:span text:style-name="T104">Pull/92</text:span></text:a></text:p>
            <text:p text:style-name="P141"><text:a xlink:type="simple" xlink:href="https://github.com/CMTA/CMTAT/commit/38ec85df464fc8162e9214b2d308170d2de2d4fb" text:style-name="Internet_20_link" text:visited-style-name="Visited_20_Internet_20_Link"><text:span text:style-name="T104">Commit</text:span></text:a></text:p>
            <text:p text:style-name="P141"/>
            <text:p text:style-name="P141"><text:a xlink:type="simple" xlink:href="https://github.com/CMTA/CMTAT/pull/93" text:style-name="Internet_20_link" text:visited-style-name="Visited_20_Internet_20_Link"><text:span text:style-name="T104">pull/93</text:span></text:a></text:p>
            <text:p text:style-name="P141"><text:a xlink:type="simple" xlink:href="https://github.com/CMTA/CMTAT/commit/a6a8ca1bc0b974d0d1d63bc0f42e112d5f243b19" text:style-name="Internet_20_link" text:visited-style-name="Visited_20_Internet_20_Link"><text:span text:style-name="T129">Commit</text:span></text:a></text:p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96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3">DetectTransfer<text:soft-page-break/>Restriction</text:p>
            <text:p text:style-name="P63">messageForTransferRestriction</text:p>
          </table:table-cell>
          <table:table-cell table:style-name="Table1.E37" office:value-type="string">
            <text:p text:style-name="P21">This logic should be moved to <text:soft-page-break/>the “PauseModule” contract.</text:p>
          </table:table-cell>
          <table:table-cell table:style-name="Table1.F37" office:value-type="string">
            <text:p text:style-name="P90">The ValidationModule <text:soft-page-break/>defines the different code of rejection, it is better to keep all the validation logic in the same module.</text:p>
          </table:table-cell>
          <table:table-cell table:style-name="Table1.G2" office:value-type="string">
            <text:p text:style-name="P123">Closed</text:p>
          </table:table-cell>
          <table:table-cell table:style-name="Table1.H37" office:value-type="string">
            <text:p text:style-name="P88"/>
          </table:table-cell>
          <table:table-cell table:style-name="Table1.I3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7">
            <text:p text:style-name="P196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7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6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96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89">The ValidationModule defines the different code of rejection, it is better to keep all the validation logic in the same module.</text:p>
          </table:table-cell>
          <table:table-cell table:style-name="Table1.G2" office:value-type="string">
            <text:p text:style-name="P119">Clos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96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178"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40" office:value-type="string">
            <text:p text:style-name="Table_20_Contents"><text:a xlink:type="simple" xlink:href="https://github.com/CMTA/CMTAT/commit/78c15834ad32aab16a2e3b9512393feeea7fc17c" text:style-name="Internet_20_link" text:visited-style-name="Visited_20_Internet_20_Link"><text:span text:style-name="T61">Commit</text:span></text:a></text:p>
            <text:p text:style-name="Table_20_Contents"><text:a xlink:type="simple" xlink:href="https://github.com/CMTA/CMTAT/pull/89" text:style-name="Internet_20_link" text:visited-style-name="Visited_20_Internet_20_Link"><text:span text:style-name="T118">pull/89</text:span></text:a></text:p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96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4">setTerms</text:p>
            <text:p text:style-name="P138">set Trust<text:span text:style-name="T33">e</text:span>dForwarder</text:p>
            <text:p text:style-name="P21"/>
          </table:table-cell>
          <table:table-cell table:style-name="Table1.E41" office:value-type="string">
            <text:p text:style-name="P64">These functions should log some event.</text:p>
            <text:p text:style-name="P64"/>
            <text:p text:style-name="P84">The function setTrustedForwarder was removed from the code.</text:p>
          </table:table-cell>
          <table:table-cell table:style-name="Table1.F41" office:value-type="string">
            <text:p text:style-name="P65"><text:span text:style-name="T35">Define events </text:span>setTokenId <text:span text:style-name="T35">&amp;</text:span> setTerms <text:span text:style-name="T35"><text:s/>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6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6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96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6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85">The function kill is a legal requirement, it can not be removed.</text:p>
            <text:p text:style-name="P85">Protections were added :</text:p>
            <text:p text:style-name="P85">- If the CMTAT is <text:soft-page-break/>deployed with a proxy, the function kill can only be triggered through the proxy </text:p>
            <text:p text:style-name="P85">- The function is protected by an access control</text:p>
          </table:table-cell>
          <table:table-cell table:style-name="Table1.G2" office:value-type="string">
            <text:p text:style-name="P118">Closed</text:p>
          </table:table-cell>
          <table:table-cell table:style-name="Table1.H42" office:value-type="string">
            <text:p text:style-name="Table_20_Contents"><text:a xlink:type="simple" xlink:href="https://github.com/CMTA/CMTAT/pull/102" text:style-name="Internet_20_link" text:visited-style-name="Visited_20_Internet_20_Link"><text:span text:style-name="T62">pull/102</text:span></text:a></text:p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96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Text_20_body"><text:bookmark text:name="tw-target-text"/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6">Pull/18</text:span></text:a></text:p>
            <text:p text:style-name="Table_20_Contents"><text:a xlink:type="simple" xlink:href="https://github.com/CMTA/CMTAT/commit/316422f306ceda6f11cfdc15c96fc593daea7ea1" text:style-name="Internet_20_link" text:visited-style-name="Visited_20_Internet_20_Link"><text:span text:style-name="T56">Commit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96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95">The code calls a function from the PauseModule. </text:p>
            <text:p text:style-name="Text_20_body"><text:bookmark text:name="tw-target-text5"/>We don't see what <text:span text:style-name="T138">more </text:span>we could do </text:p>
            <text:p text:style-name="Text_20_body"/>
            <text:p text:style-name="P95"/>
          </table:table-cell>
          <table:table-cell table:style-name="Table1.G2" office:value-type="string">
            <text:p text:style-name="P120">Clos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96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2">T</text:span>his check should be done in the “EnforcementModule” smart contract.</text:p>
          </table:table-cell>
          <table:table-cell table:style-name="Table1.F45" office:value-type="string">
            <text:p text:style-name="P95">The code calls a function from the EnforcementModule.</text:p>
            <text:p text:style-name="P184">We don't see what <text:span text:style-name="T138">more </text:span>we could do</text:p>
            <text:p text:style-name="P182"/>
          </table:table-cell>
          <table:table-cell table:style-name="Table1.G2" office:value-type="string">
            <text:p text:style-name="P120">Clos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96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139"><text:span text:style-name="T58">Move </text:span><text:span text:style-name="T52">the concerned code inside the ValidationModule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46" office:value-type="string">
            <text:p text:style-name="P143"><text:a xlink:type="simple" xlink:href="https://github.com/CMTA/CMTAT/commit/6576828736cb3d0616fab76f3f618732821b9193" text:style-name="Internet_20_link" text:visited-style-name="Visited_20_Internet_20_Link"><text:span text:style-name="T58">Commit</text:span></text:a></text:p>
            <text:p text:style-name="P143"><text:a xlink:type="simple" xlink:href="https://github.com/CMTA/CMTAT/pull/89" text:style-name="Internet_20_link" text:visited-style-name="Visited_20_Internet_20_Link"><text:span text:style-name="T58">pull/89</text:span></text:a></text:p>
          </table:table-cell>
          <table:table-cell table:style-name="Table1.I46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46">
            <text:p text:style-name="P196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2">(OZ) </text:span>should be provided.</text:p>
          </table:table-cell>
          <table:table-cell table:style-name="Table1.F47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5" office:value-type="string">
            <text:p text:style-name="P129">Full Fixed</text:p>
          </table:table-cell>
          <table:table-cell table:style-name="Table1.H47" office:value-type="string">
            <text:p text:style-name="Table_20_Contents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Table_20_Contents"><text:a xlink:type="simple" xlink:href="https://github.com/CMTA/CMTAT/commit/c0e257671144cf87bd33f241b3e208cfc374e45c" text:style-name="Internet_20_link" text:visited-style-name="Visited_20_Internet_20_Link"><text:span text:style-name="T120">Commit</text:span></text:a></text:p>
          </table:table-cell>
          <table:table-cell table:style-name="Table1.I47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47">
            <text:p text:style-name="P196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9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139"><text:span text:style-name="T131">D</text:span><text:span text:style-name="T132">efine the functions </text:span><text:span text:style-name="Emphasis"><text:span text:style-name="T132">PauseModule_init</text:span></text:span><text:span text:style-name="T130"> </text:span><text:span text:style-name="T132">&amp; </text:span><text:span text:style-name="Emphasis"><text:span text:style-name="T132">PauseModule_init_unchained</text:span></text:span></text:p>
          </table:table-cell>
          <table:table-cell table:style-name="Table1.G5" office:value-type="string">
            <text:p text:style-name="P137">Full Fixed</text:p>
          </table:table-cell>
          <table:table-cell table:style-name="Table1.H48" office:value-type="string">
            <text:p text:style-name="P153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3"><text:a xlink:type="simple" xlink:href="https://github.com/CMTA/CMTAT/commit/7a2735bec1d1dc1192f48303c8ce21f001747466" text:style-name="Internet_20_link" text:visited-style-name="Visited_20_Internet_20_Link"><text:span text:style-name="T127">Commit</text:span></text:a></text:p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96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60">Define an enum in CMTAT.sol</text:p>
          </table:table-cell>
          <table:table-cell table:style-name="Table1.G5" office:value-type="string">
            <text:p text:style-name="P129">Full 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96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2">(OZ)</text:span> should be provided.</text:p>
          </table:table-cell>
          <table:table-cell table:style-name="Table1.F50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5" office:value-type="string">
            <text:p text:style-name="P129">Full Fixed</text:p>
          </table:table-cell>
          <table:table-cell table:style-name="Table1.H50" office:value-type="string">
            <text:p text:style-name="P144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4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0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50">
            <text:p text:style-name="P196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87">The block is no longer empty.</text:p>
          </table:table-cell>
          <table:table-cell table:style-name="Table1.G9" office:value-type="string">
            <text:p text:style-name="P190">No longer relevant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96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39"><text:span text:style-name="T52">This contract should define the “__Authorization_init” and “__</text:span><text:span text:style-name="T53">Au</text:span><text:span text:style-name="T52">tho-</text:span></text:p>
            <text:p text:style-name="P21">rization_init_unchained” functions.</text:p>
          </table:table-cell>
          <table:table-cell table:style-name="Table1.F52" office:value-type="string">
            <text:p text:style-name="P139"><text:span text:style-name="T133">D</text:span><text:span text:style-name="T132">efine the functions </text:span><text:span text:style-name="Emphasis"><text:span text:style-name="T132">Authorization_init</text:span></text:span><text:span text:style-name="T130"> </text:span><text:span text:style-name="T132">&amp; </text:span><text:span text:style-name="Emphasis"><text:span text:style-name="T132">Authorization_init_unchained</text:span>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52" office:value-type="string">
            <text:p text:style-name="P153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3"><text:a xlink:type="simple" xlink:href="https://github.com/CMTA/CMTAT/commit/7a2735bec1d1dc1192f48303c8ce21f001747466" text:style-name="Internet_20_link" text:visited-style-name="Visited_20_Internet_20_Link"><text:span text:style-name="T128">Commit</text:span></text:a></text:p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96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7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>Move the mint functionality inside the MintModule</text:p>
          </table:table-cell>
          <table:table-cell table:style-name="Table1.G5" office:value-type="string">
            <text:p text:style-name="P129">Full Fixed</text:p>
          </table:table-cell>
          <table:table-cell table:style-name="Table1.H53" office:value-type="string">
            <text:p text:style-name="Table_20_Contents"><text:a xlink:type="simple" xlink:href="https://github.com/CMTA/CMTAT/pull/88" text:style-name="Internet_20_link" text:visited-style-name="Visited_20_Internet_20_Link"><text:span text:style-name="T121">pull/88</text:span></text:a></text:p>
            <text:p text:style-name="Table_20_Contents"><text:a xlink:type="simple" xlink:href="https://github.com/CMTA/CMTAT/commit/1a620f1f0ab29e2d2e1e3c6471c24c882d5c562d" text:style-name="Internet_20_link" text:visited-style-name="Visited_20_Internet_20_Link"><text:span text:style-name="T101">Commit</text:span></text:a></text:p>
          </table:table-cell>
          <table:table-cell table:style-name="Table1.I53" office:value-type="string">
            <text:p text:style-name="P10"/>
          </table:table-cell>
        </table:table-row>
        <text:soft-page-break/>
        <table:table-row table:style-name="Table1.54">
          <table:table-cell table:style-name="Table1.A14" office:value-type="float" office:value="53">
            <text:p text:style-name="P196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library <text:span text:style-name="T22">(OZ)</text:span> should be provided.</text:p>
          </table:table-cell>
          <table:table-cell table:style-name="Table1.F54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3" office:value-type="string">
            <text:p text:style-name="P129">Full Fixed</text:p>
          </table:table-cell>
          <table:table-cell table:style-name="Table1.H54" office:value-type="string">
            <text:p text:style-name="P145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5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4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54">
            <text:p text:style-name="P196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176">F r e e z e</text:p>
            <text:p text:style-name="P176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Text_20_body"><text:span text:style-name="T77">Add </text:span><text:span text:style-name="T139">the parameters </text:span>reasonIndexed <text:span text:style-name="T139">&amp;</text:span> reason</text:p>
          </table:table-cell>
          <table:table-cell table:style-name="Table1.G5" office:value-type="string">
            <text:p text:style-name="P129">Full Fixed</text:p>
          </table:table-cell>
          <table:table-cell table:style-name="Table1.H55" office:value-type="string">
            <text:p text:style-name="Table_20_Contents"><text:a xlink:type="simple" xlink:href="https://github.com/CMTA/CMTAT/pull/122" text:style-name="Internet_20_link" text:visited-style-name="Visited_20_Internet_20_Link"><text:span text:style-name="T82">Pull/122</text:span></text:a></text:p>
            <text:p text:style-name="Table_20_Contents"><text:a xlink:type="simple" xlink:href="https://github.com/CMTA/CMTAT/commit/998cefda9c0eaa4d8d92352ebc84d50db8522563" text:style-name="Internet_20_link" text:visited-style-name="Visited_20_Internet_20_Link"><text:span text:style-name="T82">Commit</text:span></text:a></text:p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96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Text_20_body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60">Define an enum in CMTAT.sol</text:p>
          </table:table-cell>
          <table:table-cell table:style-name="Table1.G5" office:value-type="string">
            <text:p text:style-name="P129">Full 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48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6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96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Text_20_body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68">The text message has been change<text:span text:style-name="T34">d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6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3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96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3">(OZ) </text:span>should be provided.</text:p>
          </table:table-cell>
          <table:table-cell table:style-name="Table1.F58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5" office:value-type="string">
            <text:p text:style-name="P129">Full Fixed</text:p>
          </table:table-cell>
          <table:table-cell table:style-name="Table1.H58" office:value-type="string">
            <text:p text:style-name="P146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6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58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58">
            <text:p text:style-name="P196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12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9" office:value-type="string">
            <text:p text:style-name="P189">No longer relevant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96">59</text:p>
          </table:table-cell>
          <table:table-cell table:style-name="Table1.B66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69">The problematic function call was removed.</text:p>
          </table:table-cell>
          <table:table-cell table:style-name="Table1.G5" office:value-type="string">
            <text:p text:style-name="P129">Full 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49">Commit</text:span></text:a></text:p>
          </table:table-cell>
          <table:table-cell table:style-name="Table1.I6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0">
            <text:p text:style-name="P196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<text:soft-page-break/>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0">The version of the imported <text:soft-page-break/>library <text:span text:style-name="T24">(OZ)</text:span> should be provided.</text:p>
          </table:table-cell>
          <table:table-cell table:style-name="Table1.F61" office:value-type="string">
            <text:p text:style-name="P37"><text:span text:style-name="T99">The </text:span>OpenZeppelin <text:soft-page-break/>version <text:span text:style-name="T99">is indicated in the file </text:span>USAGE.md</text:p>
          </table:table-cell>
          <table:table-cell table:style-name="Table1.G5" office:value-type="string">
            <text:p text:style-name="P129">Full <text:soft-page-break/>Fixed</text:p>
          </table:table-cell>
          <table:table-cell table:style-name="Table1.H61" office:value-type="string">
            <text:p text:style-name="P147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7"><text:soft-page-break/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1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61">
            <text:p text:style-name="P196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38"><text:span text:style-name="T122">a) </text:span>This module doesn’t actually implement burning. </text:p>
            <text:p text:style-name="P38"><text:span text:style-name="T122">b) </text:span>Also, in inherits from the “Initializable” interface but doesn’t have any initializer functions</text:p>
          </table:table-cell>
          <table:table-cell table:style-name="Table1.F62" office:value-type="string">
            <text:p text:style-name="P21">- Move the burn functionality inside the BurnModule</text:p>
            <text:p text:style-name="P159"><text:span text:style-name="T52">-</text:span><text:span text:style-name="T57"> </text:span><text:span text:style-name="T71">Add </text:span><text:span text:style-name="T52">initialize </text:span><text:span text:style-name="T71">functions</text:span></text:p>
          </table:table-cell>
          <table:table-cell table:style-name="Table1.G5" office:value-type="string">
            <text:p text:style-name="P129">Full Fixed</text:p>
          </table:table-cell>
          <table:table-cell table:style-name="Table1.H62" office:value-type="string">
            <text:p text:style-name="P91">a) </text:p>
            <text:p text:style-name="P151"><text:a xlink:type="simple" xlink:href="https://github.com/CMTA/CMTAT/pull/88" text:style-name="Internet_20_link" text:visited-style-name="Visited_20_Internet_20_Link"><text:span text:style-name="T64">pull/88</text:span></text:a></text:p>
            <text:p text:style-name="Table_20_Contents"><text:a xlink:type="simple" xlink:href="https://github.com/CMTA/CMTAT/commit/bc85bf81a567636d2119c44fa08e787157e916e0" text:style-name="Internet_20_link" text:visited-style-name="Visited_20_Internet_20_Link"><text:span text:style-name="T57">Commit</text:span></text:a></text:p>
            <text:p text:style-name="P92"/>
            <text:p text:style-name="P152"><text:span text:style-name="T57">b</text:span><text:span text:style-name="T38">)</text:span></text:p>
            <text:p text:style-name="P151"><text:a xlink:type="simple" xlink:href="https://github.com/CMTA/CMTAT/pull/104" text:style-name="Internet_20_link" text:visited-style-name="Visited_20_Internet_20_Link"><text:span text:style-name="T65">pull/104</text:span></text:a></text:p>
            <text:p text:style-name="P151"><text:a xlink:type="simple" xlink:href="https://github.com/CMTA/CMTAT/commit/7a2735bec1d1dc1192f48303c8ce21f001747466" text:style-name="Internet_20_link" text:visited-style-name="Visited_20_Internet_20_Link"><text:span text:style-name="T125">Commit</text:span></text:a></text:p>
            <text:p text:style-name="P91"/>
            <text:p text:style-name="P91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96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5">(OZ) </text:span>should be provided.</text:p>
          </table:table-cell>
          <table:table-cell table:style-name="Table1.F63" office:value-type="string">
            <text:p text:style-name="P37"><text:span text:style-name="T99">The </text:span>OpenZeppelin version <text:span text:style-name="T99">is indicated in the file </text:span>USAGE.md</text:p>
          </table:table-cell>
          <table:table-cell table:style-name="Table1.G5" office:value-type="string">
            <text:p text:style-name="P129">Full Fixed</text:p>
          </table:table-cell>
          <table:table-cell table:style-name="Table1.H63" office:value-type="string">
            <text:p text:style-name="P148"><text:a xlink:type="simple" xlink:href="https://github.com/CMTA/CMTAT/pull/98/" text:style-name="Internet_20_link" text:visited-style-name="Visited_20_Internet_20_Link"><text:span text:style-name="T63">Pull/98/</text:span></text:a></text:p>
            <text:p text:style-name="P148"><text:a xlink:type="simple" xlink:href="https://github.com/CMTA/CMTAT/commit/c0e257671144cf87bd33f241b3e208cfc374e45c" text:style-name="Internet_20_link" text:visited-style-name="Visited_20_Internet_20_Link"><text:span text:style-name="T63">Commit</text:span></text:a></text:p>
          </table:table-cell>
          <table:table-cell table:style-name="Table1.I63" office:value-type="string">
            <text:p text:style-name="P83"/>
          </table:table-cell>
        </table:table-row>
        <table:table-row table:style-name="Table1.9">
          <table:table-cell table:style-name="Table1.A14" office:value-type="float" office:value="63">
            <text:p text:style-name="P196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1">The requirement was added to the documentation in base.md</text:p>
          </table:table-cell>
          <table:table-cell table:style-name="Table1.G5" office:value-type="string">
            <text:p text:style-name="P129">Full 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50">Pull/19</text:span></text:a></text:p>
            <text:p text:style-name="P140"><text:a xlink:type="simple" xlink:href="https://github.com/CMTA/CMTAT/pull/19/commits/e38d0d929c6dd1247f504e485cafeca2cebb5422" text:style-name="Internet_20_link" text:visited-style-name="Visited_20_Internet_20_Link"><text:span text:style-name="T54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38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96">64</text:p>
          </table:table-cell>
          <table:table-cell table:style-name="Table1.B66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29">Full 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2">65</text:p>
          </table:table-cell>
          <table:table-cell table:style-name="Table1.B66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Text_20_body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131">Full 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4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2">66</text:p>
          </table:table-cell>
          <table:table-cell table:style-name="Table1.B67" office:value-type="string">
            <text:p text:style-name="P73">Minor</text:p>
          </table:table-cell>
          <table:table-cell table:style-name="Table1.C67" office:value-type="string">
            <text:p text:style-name="P21">IRuleEngin<text:soft-page-break/>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<text:soft-page-break/>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Text_20_body">Proposed changes have <text:soft-page-break/>been implemented</text:p>
          </table:table-cell>
          <table:table-cell table:style-name="Table1.G3" office:value-type="string">
            <text:p text:style-name="P131">Full <text:soft-page-break/>Fixed</text:p>
          </table:table-cell>
          <table:table-cell table:style-name="Table1.H67" office:value-type="string">
            <text:p text:style-name="P156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56"><text:soft-page-break/><text:a xlink:type="simple" xlink:href="https://github.com/CMTA/CMTAT/commit/3625d8ff6127ea303000719e057d3850bf97e103" text:style-name="Internet_20_link" text:visited-style-name="Visited_20_Internet_20_Link"><text:span text:style-name="T97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2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158"><text:span text:style-name="T68">N</text:span><text:span text:style-name="T52">ot fixed, </text:span><text:span text:style-name="T69">i</text:span><text:span text:style-name="T52">t is </text:span><text:span text:style-name="T69">no real </text:span><text:span text:style-name="T52">necessary to fix this CVF, it is </text:span><text:span text:style-name="T68">clearer</text:span><text:span text:style-name="T52"> to separate IRuleEngine and I</text:span><text:span text:style-name="T70">R</text:span><text:span text:style-name="T52">ule. </text:span><text:span text:style-name="T68">Thus, we have a clear separation between the engine and the rules.</text:span></text:p>
          </table:table-cell>
          <table:table-cell table:style-name="Table1.G2" office:value-type="string">
            <text:p text:style-name="P124">Clos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/>
          </table:table-cell>
        </table:table-row>
        <table:table-row table:style-name="Table1.9">
          <table:table-cell table:style-name="Table1.A69" office:value-type="float" office:value="68">
            <text:p text:style-name="P72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4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98">The interface defines the minimal requirements for a ruleEngine. </text:p>
            <text:p text:style-name="P98">The developers are free to add more sophisticated functions to the ruleEngine</text:p>
            <text:p text:style-name="P161"><text:span text:style-name="T77">An example can be found here: </text:span><text:a xlink:type="simple" xlink:href="https://github.com/CMTA/RuleEngine" text:style-name="Internet_20_link" text:visited-style-name="Visited_20_Internet_20_Link"><text:span text:style-name="T77">CMTA/RuleEngine</text:span></text:a></text:p>
          </table:table-cell>
          <table:table-cell table:style-name="Table1.G2" office:value-type="string">
            <text:p text:style-name="P125">Clos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/>
          </table:table-cell>
        </table:table-row>
        <table:table-row table:style-name="Table1.70">
          <table:table-cell table:style-name="Table1.A70" office:value-type="float" office:value="69">
            <text:p text:style-name="P72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5">ValidateTransfer</text:p>
            <text:p text:style-name="P75">detectTransferRestriction</text:p>
            <text:p text:style-name="P75">messageForTr<text:soft-page-break/>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79">Create two interfaces IERC1404 &amp; IERC1404Wrapper (initially called IERC1404Common)</text:p>
          </table:table-cell>
          <table:table-cell table:style-name="Table1.G3" office:value-type="string">
            <text:p text:style-name="P132">Full Fixed</text:p>
          </table:table-cell>
          <table:table-cell table:style-name="Table1.H70" office:value-type="string">
            <text:p text:style-name="P155"><text:a xlink:type="simple" xlink:href="https://github.com/CMTA/CMTAT/pull/74" text:style-name="Internet_20_link" text:visited-style-name="Visited_20_Internet_20_Link"><text:span text:style-name="T66">Pull/74</text:span></text:a></text:p>
            <text:p text:style-name="P155"><text:a xlink:type="simple" xlink:href="https://github.com/CMTA/CMTAT/commit/d2e6a388a81ca0fe6463c81cd32099654ae122b3" text:style-name="Internet_20_link" text:visited-style-name="Visited_20_Internet_20_Link"><text:span text:style-name="T55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98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2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Text_20_body">Proposed changes have been implemented</text:p>
          </table:table-cell>
          <table:table-cell table:style-name="Table1.G5" office:value-type="string">
            <text:p text:style-name="P132">Full Fixed</text:p>
          </table:table-cell>
          <table:table-cell table:style-name="Table1.H71" office:value-type="string">
            <text:p text:style-name="P39"><text:a xlink:type="simple" xlink:href="https://github.com/CMTA/CMTAT/pull/74" text:style-name="Internet_20_link" text:visited-style-name="Visited_20_Internet_20_Link"><text:span text:style-name="T123">pull/74</text:span></text:a></text:p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97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2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name.</text:p>
          </table:table-cell>
          <table:table-cell table:style-name="Table1.F72" office:value-type="string">
            <text:p text:style-name="P110">Not really a necessity </text:p>
          </table:table-cell>
          <table:table-cell table:style-name="Table1.G72" office:value-type="string">
            <text:p text:style-name="P114">Clos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6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0">Add a short description + create interface IERC1404</text:p>
          </table:table-cell>
          <table:table-cell table:style-name="Table1.G5" office:value-type="string">
            <text:p text:style-name="P132">Full Fixed</text:p>
          </table:table-cell>
          <table:table-cell table:style-name="Table1.H73" office:value-type="string">
            <text:p text:style-name="P154"><text:a xlink:type="simple" xlink:href="https://github.com/CMTA/CMTAT/pull/74" text:style-name="Internet_20_link" text:visited-style-name="Visited_20_Internet_20_Link"><text:span text:style-name="T66">pull/74</text:span></text:a></text:p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97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6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  <text:p text:style-name="P21"><text:soft-page-break/></text:p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77">No change</text:p>
            <text:p text:style-name="P2"><text:span text:style-name="T38">The original goal was to be compliant with EIP-1404: </text:span><text:a xlink:type="simple" xlink:href="https://github.com/ethereum/EIPs/issues/1404" text:style-name="Internet_20_link" text:visited-style-name="Visited_20_Internet_20_Link"><text:span text:style-name="T38">ethereum/EIPs#1404</text:span></text:a><text:span text:style-name="T38"> and restrictionCode is uint8</text:span></text:p>
          </table:table-cell>
          <table:table-cell table:style-name="Table1.G2" office:value-type="string">
            <text:p text:style-name="P113">Closed</text:p>
          </table:table-cell>
          <table:table-cell table:style-name="Table1.H74" office:value-type="string">
            <text:p text:style-name="P6"><text:span text:style-name="T51">See </text:span><text:a xlink:type="simple" xlink:href="https://github.com/CMTA/CMTAT/pull/70" text:style-name="Internet_20_link" text:visited-style-name="Visited_20_Internet_20_Link"><text:span text:style-name="T51">pull/70</text:span></text:a></text:p>
          </table:table-cell>
          <table:table-cell table:style-name="Table1.I74" office:value-type="string">
            <text:p text:style-name="P11">Remark on the <text:s/><text:span text:style-name="T31">save gas part</text:span></text:p>
            <text:p text:style-name="P78">The parameter argument is linked with variable stored in storage and in storage use uint8 rather than 256 can <text:soft-page-break/>save gas</text:p>
          </table:table-cell>
        </table:table-row>
      </table:table>
      <text:p text:style-name="P19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3-01-20T17:50:22.738829625</dc:date>
    <meta:editing-duration>PT16H15M34S</meta:editing-duration>
    <meta:editing-cycles>216</meta:editing-cycles>
    <meta:document-statistic meta:table-count="4" meta:image-count="0" meta:object-count="0" meta:page-count="16" meta:paragraph-count="738" meta:word-count="2667" meta:character-count="17327" meta:non-whitespace-character-count="15372"/>
  </office:meta>
</office:document-meta>
</file>